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 manifest:full-path="Pictures/200001A80000549D000034C7A1BBF5A6.svm"/>
  <manifest:file-entry manifest:media-type="" manifest:full-path="Pictures/2000014A0000549D000034C701452A0F.svm"/>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DejaVu Sans Mono" svg:font-family="'DejaVu Sans Mono'"/>
    <style:font-face style:name="Nimbus Roman No9 L" svg:font-family="'Nimbus Roman No9 L'"/>
    <style:font-face style:name="Nimbus Sans L" svg:font-family="'Nimbus Sans L'"/>
    <style:font-face style:name="StarSymbol" svg:font-family="StarSymbol"/>
    <style:font-face style:name="TYGLZL+CMR10" svg:font-family="TYGLZL+CMR10"/>
    <style:font-face style:name="Nimbus Roman No9 L1" svg:font-family="'Nimbus Roman No9 L'" style:font-family-generic="roman" style:font-pitch="variable"/>
    <style:font-face style:name="Arial" svg:font-family="Arial" style:font-family-generic="system" style:font-pitch="variable"/>
  </office:font-face-decls>
  <office:automatic-styles>
    <style:style style:name="Tableau1" style:family="table">
      <style:table-properties style:width="6.6924in" fo:break-before="auto" fo:break-after="auto" table:align="margins" fo:background-color="transparent" fo:keep-with-next="auto" style:may-break-between-rows="true" style:writing-mode="page">
        <style:background-image/>
      </style:table-properties>
    </style:style>
    <style:style style:name="Tableau1.A" style:family="table-column">
      <style:table-column-properties style:column-width="1.6729in" style:rel-column-width="16384*"/>
    </style:style>
    <style:style style:name="Tableau1.D" style:family="table-column">
      <style:table-column-properties style:column-width="1.6729in" style:rel-column-width="16383*"/>
    </style:style>
    <style:style style:name="Tableau1.A1" style:family="table-cell">
      <style:table-cell-properties fo:padding="0.0382in" fo:border-left="0.0007in solid #000000" fo:border-right="none" fo:border-top="0.0007in solid #000000" fo:border-bottom="0.0007in solid #000000"/>
    </style:style>
    <style:style style:name="Tableau1.D1" style:family="table-cell">
      <style:table-cell-properties fo:padding="0.0382in" fo:border="0.0007in solid #000000"/>
    </style:style>
    <style:style style:name="Tableau1.A2" style:family="table-cell">
      <style:table-cell-properties fo:padding="0.0382in" fo:border-left="0.0007in solid #000000" fo:border-right="none" fo:border-top="none" fo:border-bottom="0.0007in solid #000000"/>
    </style:style>
    <style:style style:name="Tableau1.D2" style:family="table-cell">
      <style:table-cell-properties fo:padding="0.0382in" fo:border-left="0.0007in solid #000000" fo:border-right="0.0007in solid #000000" fo:border-top="none" fo:border-bottom="0.0007in solid #000000"/>
    </style:style>
    <style:style style:name="Tableau1.10" style:family="table-row">
      <style:table-row-properties fo:background-color="transparent" style:keep-together="true" fo:keep-together="auto">
        <style:background-image/>
      </style:table-row-properties>
    </style:style>
    <style:style style:name="Tableau1.B10" style:family="table-cell">
      <style:table-cell-properties style:vertical-align="" fo:background-color="transparent" fo:padding="0.0382in" fo:border-left="0.0007in solid #000000" fo:border-right="none" fo:border-top="none" fo:border-bottom="0.0007in solid #000000">
        <style:background-image/>
      </style:table-cell-properties>
    </style:style>
    <style:style style:name="P1" style:family="paragraph" style:parent-style-name="Heading_20_1" style:list-style-name="">
      <style:paragraph-properties fo:text-align="justify" style:justify-single-word="false"/>
      <style:text-properties fo:color="#000000" fo:language="en" fo:country="US"/>
    </style:style>
    <style:style style:name="P2" style:family="paragraph" style:parent-style-name="Standard">
      <style:paragraph-properties fo:text-align="justify" style:justify-single-word="false"/>
      <style:text-properties fo:color="#000000" fo:language="en" fo:country="US"/>
    </style:style>
    <style:style style:name="P3" style:family="paragraph" style:parent-style-name="Heading_20_3" style:list-style-name="">
      <style:paragraph-properties fo:text-align="justify" style:justify-single-word="false"/>
      <style:text-properties fo:color="#000000" fo:language="en" fo:country="US"/>
    </style:style>
    <style:style style:name="P4" style:family="paragraph" style:parent-style-name="Text_20_body" style:list-style-name="L1">
      <style:paragraph-properties fo:text-align="justify" style:justify-single-word="false"/>
      <style:text-properties fo:color="#000000" fo:language="en" fo:country="US"/>
    </style:style>
    <style:style style:name="P5" style:family="paragraph" style:parent-style-name="Text_20_body" style:list-style-name="">
      <style:paragraph-properties fo:text-align="justify" style:justify-single-word="false"/>
      <style:text-properties fo:color="#000000"/>
    </style:style>
    <style:style style:name="P6" style:family="paragraph" style:parent-style-name="Text_20_body">
      <style:paragraph-properties fo:text-align="justify" style:justify-single-word="false"/>
      <style:text-properties fo:color="#000000"/>
    </style:style>
    <style:style style:name="P7" style:family="paragraph" style:parent-style-name="Text_20_body">
      <style:paragraph-properties fo:margin-top="0in" fo:margin-bottom="0in" fo:text-align="start" style:justify-single-word="false"/>
      <style:text-properties fo:color="#000000" fo:language="en" fo:country="US" fo:font-style="normal" style:font-style-asian="normal" style:font-style-complex="normal"/>
    </style:style>
    <style:style style:name="P8" style:family="paragraph" style:parent-style-name="Text_20_body">
      <style:paragraph-properties fo:margin-top="0in" fo:margin-bottom="0in" fo:text-align="start" style:justify-single-word="false"/>
      <style:text-properties fo:color="#000000" fo:language="en" fo:country="US" fo:font-style="italic" style:font-style-asian="italic" style:font-style-complex="italic"/>
    </style:style>
    <style:style style:name="P9" style:family="paragraph" style:parent-style-name="Text_20_body">
      <style:paragraph-properties fo:text-align="justify" style:justify-single-word="false"/>
      <style:text-properties fo:color="#000000" style:font-name="DejaVu Sans Mono" fo:font-size="10pt" fo:language="en" fo:country="US"/>
    </style:style>
    <style:style style:name="P10" style:family="paragraph" style:parent-style-name="Standard">
      <style:text-properties fo:color="#000000" fo:language="en" fo:country="US"/>
    </style:style>
    <style:style style:name="P11" style:family="paragraph" style:parent-style-name="Standard">
      <style:paragraph-properties fo:text-align="justify" style:justify-single-word="false"/>
      <style:text-properties fo:color="#000000" fo:language="en" fo:country="US"/>
    </style:style>
    <style:style style:name="P12" style:family="paragraph" style:parent-style-name="Standard">
      <style:text-properties fo:language="en" fo:country="US"/>
    </style:style>
    <style:style style:name="P13" style:family="paragraph" style:parent-style-name="Text_20_body">
      <style:paragraph-properties fo:text-align="justify" style:justify-single-word="false"/>
      <style:text-properties fo:color="#000000" fo:language="en" fo:country="US"/>
    </style:style>
    <style:style style:name="P14" style:family="paragraph" style:parent-style-name="Text_20_body">
      <style:paragraph-properties fo:text-align="justify" style:justify-single-word="false"/>
      <style:text-properties fo:color="#000000"/>
    </style:style>
    <style:style style:name="P15" style:family="paragraph" style:parent-style-name="Text_20_body">
      <style:paragraph-properties fo:margin-top="0in" fo:margin-bottom="0in" fo:text-align="start" style:justify-single-word="false"/>
      <style:text-properties fo:color="#000000" fo:language="en" fo:country="US" fo:font-style="italic" style:font-style-asian="italic" style:font-style-complex="italic"/>
    </style:style>
    <style:style style:name="P16" style:family="paragraph" style:parent-style-name="Text_20_body">
      <style:paragraph-properties fo:margin-top="0in" fo:margin-bottom="0in" fo:text-align="start" style:justify-single-word="false"/>
      <style:text-properties fo:color="#000000" style:font-name="Nimbus Roman No9 L1" fo:language="en" fo:country="US" fo:font-style="italic" style:font-style-asian="italic" style:font-style-complex="italic"/>
    </style:style>
    <style:style style:name="P17" style:family="paragraph" style:parent-style-name="Text_20_body">
      <style:paragraph-properties fo:margin-top="0in" fo:margin-bottom="0in" fo:background-color="transparent" style:writing-mode="page">
        <style:background-image/>
      </style:paragraph-properties>
    </style:style>
    <style:style style:name="P18" style:family="paragraph" style:parent-style-name="Text_20_body">
      <style:paragraph-properties fo:margin-top="0in" fo:margin-bottom="0in" fo:background-color="transparent" style:writing-mode="page">
        <style:background-image/>
      </style:paragraph-properties>
      <style:text-properties style:font-name="Nimbus Roman No9 L1" fo:font-style="italic" style:font-style-asian="italic" style:font-style-complex="italic"/>
    </style:style>
    <style:style style:name="P19" style:family="paragraph" style:parent-style-name="Text_20_body">
      <style:paragraph-properties fo:margin-top="0in" fo:margin-bottom="0in" fo:background-color="transparent" style:writing-mode="page">
        <style:background-image/>
      </style:paragraph-properties>
      <style:text-properties style:font-name="Nimbus Roman No9 L1" fo:language="fr" fo:country="FR" fo:font-style="italic" style:letter-kerning="true" style:font-style-asian="italic" style:font-style-complex="italic"/>
    </style:style>
    <style:style style:name="P20" style:family="paragraph" style:parent-style-name="Text_20_body">
      <style:paragraph-properties fo:margin-top="0in" fo:margin-bottom="0in" fo:background-color="transparent" style:writing-mode="page">
        <style:background-image/>
      </style:paragraph-properties>
      <style:text-properties fo:color="#000000" style:font-name="Nimbus Roman No9 L1" fo:language="en" fo:country="US" fo:font-style="italic" style:letter-kerning="true" style:font-style-asian="italic" style:font-style-complex="italic"/>
    </style:style>
    <style:style style:name="P21" style:family="paragraph" style:parent-style-name="Standard">
      <style:paragraph-properties fo:text-align="justify" style:justify-single-word="false" fo:padding="0.0291in" fo:border-left="none" fo:border-right="none" fo:border-top="none" fo:border-bottom="0.0138in solid #000000"/>
      <style:text-properties fo:color="#000000" fo:language="en" fo:country="US"/>
    </style:style>
    <style:style style:name="P22" style:family="paragraph" style:parent-style-name="Text_20_body">
      <style:paragraph-properties fo:margin-top="0.1665in" fo:margin-bottom="0.0835in" style:writing-mode="page"/>
      <style:text-properties style:font-name="Nimbus Roman No9 L1"/>
    </style:style>
    <style:style style:name="P23" style:family="paragraph" style:parent-style-name="Table_20_Contents">
      <style:paragraph-properties fo:text-align="justify" style:justify-single-word="false"/>
    </style:style>
    <style:style style:name="P24" style:family="paragraph" style:parent-style-name="Table_20_Contents">
      <style:paragraph-properties fo:text-align="justify" style:justify-single-word="false"/>
      <style:text-properties fo:font-size="10pt" fo:font-style="italic" style:font-size-asian="10pt" style:font-style-asian="italic" style:font-size-complex="10pt" style:font-style-complex="italic"/>
    </style:style>
    <style:style style:name="P25" style:family="paragraph" style:parent-style-name="Table_20_Contents">
      <style:paragraph-properties fo:text-align="justify" style:justify-single-word="false"/>
      <style:text-properties style:text-position="0% 100%"/>
    </style:style>
    <style:style style:name="P26" style:family="paragraph" style:parent-style-name="Table_20_Contents">
      <style:paragraph-properties fo:text-align="justify" style:justify-single-word="false" style:writing-mode="page"/>
      <style:text-properties style:text-position="0% 100%" style:font-name="Nimbus Roman No9 L" fo:font-size="12pt" fo:language="fr" fo:country="FR" style:letter-kerning="true"/>
    </style:style>
    <style:style style:name="P27" style:family="paragraph" style:parent-style-name="Standard" style:list-style-name="L1"/>
    <style:style style:name="P28" style:family="paragraph" style:parent-style-name="Text_20_body" style:list-style-name="L1">
      <style:paragraph-properties fo:text-align="justify" style:justify-single-word="false"/>
      <style:text-properties fo:color="#000000" fo:language="en" fo:country="US"/>
    </style:style>
    <style:style style:name="P29" style:family="paragraph" style:parent-style-name="Text_20_body" style:list-style-name="">
      <style:paragraph-properties fo:text-align="justify" style:justify-single-word="false"/>
      <style:text-properties fo:color="#000000" fo:language="en" fo:country="US"/>
    </style:style>
    <style:style style:name="P30" style:family="paragraph" style:parent-style-name="Text_20_body" style:list-style-name="">
      <style:paragraph-properties fo:text-align="justify" style:justify-single-word="false"/>
      <style:text-properties fo:color="#000000" fo:language="en" fo:country="US" fo:font-style="normal" style:font-style-asian="normal" style:font-style-complex="normal"/>
    </style:style>
    <style:style style:name="P31" style:family="paragraph" style:parent-style-name="Text_20_body" style:list-style-name="">
      <style:paragraph-properties fo:text-align="justify" style:justify-single-word="false"/>
      <style:text-properties fo:color="#000000"/>
    </style:style>
    <style:style style:name="P32" style:family="paragraph" style:parent-style-name="Text_20_body">
      <style:paragraph-properties fo:text-align="justify" style:justify-single-word="false"/>
      <style:text-properties fo:color="#000000" style:font-name="DejaVu Sans Mono" fo:font-size="10pt" fo:language="en" fo:country="US"/>
    </style:style>
    <style:style style:name="P33" style:family="paragraph" style:parent-style-name="Text_20_body" style:list-style-name="L1">
      <style:paragraph-properties fo:text-align="justify" style:justify-single-word="false"/>
    </style:style>
    <style:style style:name="P34" style:family="paragraph" style:parent-style-name="Text_20_body" style:list-style-name="">
      <style:paragraph-properties fo:text-align="justify" style:justify-single-word="false"/>
      <style:text-properties fo:font-style="normal" style:font-style-asian="normal" style:font-style-complex="normal"/>
    </style:style>
    <style:style style:name="P35" style:family="paragraph" style:parent-style-name="Text_20_body">
      <style:paragraph-properties fo:margin-top="0in" fo:margin-bottom="0in" fo:text-align="start" style:justify-single-word="false"/>
      <style:text-properties fo:color="#000000" fo:language="en" fo:country="US" fo:font-style="normal" style:font-style-asian="normal" style:font-style-complex="normal"/>
    </style:style>
    <style:style style:name="P36" style:family="paragraph" style:parent-style-name="Text_20_body" style:list-style-name="">
      <style:paragraph-properties fo:margin-top="0in" fo:margin-bottom="0in" fo:text-align="justify" style:justify-single-word="false"/>
      <style:text-properties fo:color="#000000" fo:font-size="10pt" fo:language="en" fo:country="US" fo:font-style="italic" style:font-size-asian="10pt" style:font-style-asian="italic" style:font-size-complex="10pt" style:font-style-complex="italic"/>
    </style:style>
    <style:style style:name="P37" style:family="paragraph" style:parent-style-name="Text_20_body" style:list-style-name="">
      <style:paragraph-properties fo:margin-top="0in" fo:margin-bottom="0in" fo:text-align="justify" style:justify-single-word="false"/>
      <style:text-properties fo:color="#000000" fo:font-size="10pt" fo:language="en" fo:country="US" style:font-size-asian="10pt" style:font-size-complex="10pt"/>
    </style:style>
    <style:style style:name="P38" style:family="paragraph" style:parent-style-name="Text_20_body" style:list-style-name="">
      <style:paragraph-properties fo:margin-top="0in" fo:margin-bottom="0in" fo:text-align="justify" style:justify-single-word="false"/>
      <style:text-properties fo:color="#000000" fo:font-size="10pt" fo:language="en" fo:country="US" fo:font-style="normal" fo:font-weight="bold" style:font-size-asian="10pt" style:font-style-asian="normal" style:font-weight-asian="bold" style:font-size-complex="10pt" style:font-style-complex="normal" style:font-weight-complex="bold"/>
    </style:style>
    <style:style style:name="P39" style:family="paragraph" style:parent-style-name="Text_20_body" style:list-style-name="">
      <style:paragraph-properties fo:margin-left="0.4925in" fo:margin-right="0in" fo:text-align="justify" style:justify-single-word="false" fo:text-indent="0in" style:auto-text-indent="false"/>
      <style:text-properties fo:color="#000000" fo:language="en" fo:country="US"/>
    </style:style>
    <style:style style:name="P40" style:family="paragraph" style:parent-style-name="Heading_20_4">
      <style:paragraph-properties fo:margin-top="0.1665in" fo:margin-bottom="0.0835in" style:writing-mode="page"/>
      <style:text-properties style:font-name="Nimbus Sans L" fo:language="fr" fo:country="FR" fo:font-style="normal" style:letter-kerning="true" style:font-style-asian="normal" style:font-style-complex="normal"/>
    </style:style>
    <style:style style:name="P41" style:family="paragraph" style:parent-style-name="Heading_20_4">
      <style:paragraph-properties fo:margin-top="0.1665in" fo:margin-bottom="0.0835in" fo:background-color="transparent" style:writing-mode="page">
        <style:background-image/>
      </style:paragraph-properties>
      <style:text-properties style:font-name="Nimbus Sans L" fo:language="fr" fo:country="FR" style:letter-kerning="true"/>
    </style:style>
    <style:style style:name="P42" style:family="paragraph" style:parent-style-name="Heading_20_4">
      <style:paragraph-properties fo:margin-top="0.1665in" fo:margin-bottom="0.0835in" fo:background-color="transparent" style:writing-mode="page">
        <style:background-image/>
      </style:paragraph-properties>
      <style:text-properties fo:color="#000000" style:font-name="Nimbus Sans L" fo:language="fr" fo:country="FR" fo:font-style="italic" style:letter-kerning="true" style:font-style-asian="italic" style:font-style-complex="italic"/>
    </style:style>
    <style:style style:name="P43" style:family="paragraph" style:parent-style-name="Heading_20_1" style:list-style-name="">
      <style:paragraph-properties fo:text-align="justify" style:justify-single-word="false"/>
      <style:text-properties fo:color="#000000" fo:language="en" fo:country="US"/>
    </style:style>
    <style:style style:name="P44" style:family="paragraph" style:parent-style-name="Heading_20_3" style:list-style-name="">
      <style:paragraph-properties fo:text-align="justify" style:justify-single-word="false"/>
      <style:text-properties fo:color="#000000" fo:language="en" fo:country="US"/>
    </style:style>
    <style:style style:name="P45" style:family="paragraph" style:parent-style-name="Heading_20_3" style:list-style-name="">
      <style:paragraph-properties fo:margin-top="0in" fo:margin-bottom="0in" fo:text-align="justify" style:justify-single-word="false" fo:background-color="transparent" style:writing-mode="page">
        <style:background-image/>
      </style:paragraph-properties>
      <style:text-properties fo:color="#000000" fo:language="en" fo:country="US"/>
    </style:style>
    <style:style style:name="T1" style:family="text">
      <style:text-properties style:font-name="Nimbus Sans L" fo:language="fr" fo:country="FR" fo:font-style="italic" style:letter-kerning="true" style:font-style-asian="italic" style:font-style-complex="italic"/>
    </style:style>
    <style:style style:name="T2" style:family="text">
      <style:text-properties fo:color="#000000" fo:language="en" fo:country="US"/>
    </style:style>
    <style:style style:name="T3" style:family="text">
      <style:text-properties fo:color="#000000" fo:language="en" fo:country="US" fo:font-style="italic" style:font-style-asian="italic" style:font-style-complex="italic"/>
    </style:style>
    <style:style style:name="T4" style:family="text">
      <style:text-properties fo:color="#000000" fo:language="en" fo:country="US" fo:font-style="normal" style:font-style-asian="normal" style:font-style-complex="normal"/>
    </style:style>
    <style:style style:name="T5" style:family="text">
      <style:text-properties fo:color="#000000" fo:language="en" fo:country="US" style:letter-kerning="true"/>
    </style:style>
    <style:style style:name="T6" style:family="text">
      <style:text-properties fo:color="#000000" style:font-name="TYGLZL+CMR10" fo:font-size="11pt" fo:language="en" fo:country="US" fo:font-style="normal" style:font-name-asian="TYGLZL+CMR10" style:font-size-asian="11pt" style:font-style-asian="normal" style:font-name-complex="TYGLZL+CMR10" style:font-size-complex="11pt" style:font-style-complex="normal"/>
    </style:style>
    <style:style style:name="T7" style:family="text">
      <style:text-properties fo:color="#000000" style:font-name="Nimbus Roman No9 L1" fo:font-size="12pt" fo:language="en" fo:country="US" fo:font-style="normal" style:font-name-asian="TYGLZL+CMR10" style:font-size-asian="12pt" style:font-style-asian="normal" style:font-name-complex="TYGLZL+CMR10" style:font-size-complex="12pt" style:font-style-complex="normal"/>
    </style:style>
    <style:style style:name="T8" style:family="text">
      <style:text-properties fo:color="#000000" style:font-name="Nimbus Roman No9 L1" fo:font-size="12pt" fo:language="en" fo:country="US" fo:font-style="italic" style:font-name-asian="TYGLZL+CMR10" style:font-size-asian="12pt" style:font-style-asian="italic" style:font-name-complex="TYGLZL+CMR10" style:font-size-complex="12pt" style:font-style-complex="italic"/>
    </style:style>
    <style:style style:name="T9" style:family="text">
      <style:text-properties fo:color="#000000" fo:font-size="12pt" fo:language="en" fo:country="US" style:letter-kerning="true"/>
    </style:style>
    <style:style style:name="T10" style:family="text">
      <style:text-properties fo:font-style="normal" style:font-style-asian="normal" style:font-style-complex="normal"/>
    </style:style>
    <style:style style:name="T11" style:family="text">
      <style:text-properties fo:font-style="normal" style:text-underline-style="none" style:font-style-asian="normal" style:font-style-complex="normal"/>
    </style:style>
    <style:style style:name="T12" style:family="text">
      <style:text-properties style:font-name="Nimbus Sans L" fo:language="fr" fo:country="FR" fo:font-style="italic" style:letter-kerning="true" style:font-style-asian="italic" style:font-style-complex="italic"/>
    </style:style>
    <style:style style:name="T13" style:family="text">
      <style:text-properties style:font-name="DejaVu Sans Mono" fo:font-size="10pt"/>
    </style:style>
    <style:style style:name="T14" style:family="text">
      <style:text-properties fo:font-style="italic" style:font-style-asian="italic" style:font-style-complex="italic"/>
    </style:style>
    <style:style style:name="T15" style:family="text">
      <style:text-properties fo:font-style="italic" style:text-underline-style="none" style:font-style-asian="italic" style:font-style-complex="italic"/>
    </style:style>
    <style:style style:name="T16" style:family="text">
      <style:text-properties fo:font-size="12pt" style:letter-kerning="true"/>
    </style:style>
    <style:style style:name="T17" style:family="text">
      <style:text-properties style:font-name="Nimbus Roman No9 L" fo:font-size="12pt" style:letter-kerning="true"/>
    </style:style>
    <style:style style:name="T18" style:family="text">
      <style:text-properties style:font-name="Nimbus Roman No9 L" fo:font-size="12pt" fo:language="fr" fo:country="FR" style:letter-kerning="true"/>
    </style:style>
    <style:style style:name="T19" style:family="text">
      <style:text-properties fo:language="fr" fo:country="FR" fo:font-style="normal" style:letter-kerning="true" style:font-style-asian="normal" style:font-style-complex="normal"/>
    </style:style>
    <style:style style:name="T20" style:family="text">
      <style:text-properties fo:language="fr" fo:country="FR" style:letter-kerning="true"/>
    </style:style>
    <style:style style:name="T21" style:family="text">
      <style:text-properties fo:language="en" fo:country="US"/>
    </style:style>
    <style:style style:name="fr1" style:family="graphic" style:parent-style-name="Graphics">
      <style:graphic-properties style:run-through="foreground" style:wrap="none" style:vertical-pos="from-top" style:vertical-rel="paragraph" style:horizontal-pos="center" style:horizontal-rel="paragraph" style:mirror="none" fo:clip="rect(0.472in, 0in, 0.3154in, 0.3154in)" draw:luminance="0%" draw:contrast="0%" draw:red="0%" draw:green="0%" draw:blue="0%" draw:gamma="100%" draw:color-inversion="false" draw:image-opacity="100%" draw:color-mode="standard" style:flow-with-text="false"/>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tracked-changes>
        <text:changed-region xml:id="ct843828640" text:id="ct843828640">
          <text:format-change>
            <office:change-info>
              <dc:creator>Auteur inconnu</dc:creator>
              <dc:date>2012-03-03T14:15:00</dc:date>
            </office:change-info>
          </text:format-change>
        </text:changed-region>
        <text:changed-region xml:id="ct843828832" text:id="ct843828832">
          <text:deletion>
            <office:change-info>
              <dc:creator>Vincent COUVERT</dc:creator>
              <dc:date>2012-07-24T10:34:00</dc:date>
            </office:change-info>
            <text:h text:style-name="P1" text:outline-level="1">77</text:h>
          </text:deletion>
        </text:changed-region>
        <text:changed-region xml:id="ct843828736" text:id="ct843828736">
          <text:deletion>
            <office:change-info>
              <dc:creator>Auteur inconnu</dc:creator>
              <dc:date>2011-04-18T15:56:00</dc:date>
            </office:change-info>
            <text:h text:style-name="P1" text:outline-level="1">49</text:h>
          </text:deletion>
        </text:changed-region>
        <text:changed-region xml:id="ct843828320" text:id="ct843828320">
          <text:insertion>
            <office:change-info>
              <dc:creator>Vincent COUVERT</dc:creator>
              <dc:date>2012-07-24T10:34:00</dc:date>
            </office:change-info>
          </text:insertion>
        </text:changed-region>
        <text:changed-region xml:id="ct843828192" text:id="ct843828192">
          <text:format-change>
            <office:change-info>
              <dc:creator>Auteur inconnu</dc:creator>
              <dc:date>2012-03-03T14:15:00</dc:date>
            </office:change-info>
          </text:format-change>
        </text:changed-region>
        <text:changed-region xml:id="ct843828928" text:id="ct843828928">
          <text:deletion>
            <office:change-info>
              <dc:creator>Auteur inconnu</dc:creator>
              <dc:date>2011-04-18T14:38:00</dc:date>
            </office:change-info>
            <text:h text:style-name="P1" text:outline-level="1">INCLUDE_ILIB_FLAG</text:h>
          </text:deletion>
        </text:changed-region>
        <text:changed-region xml:id="ct843797520" text:id="ct843797520">
          <text:insertion>
            <office:change-info>
              <dc:creator>Auteur inconnu</dc:creator>
              <dc:date>2011-04-18T14:38:00</dc:date>
            </office:change-info>
          </text:insertion>
        </text:changed-region>
        <text:changed-region xml:id="ct843829024" text:id="ct843829024">
          <text:insertion>
            <office:change-info>
              <dc:creator>Auteur inconnu</dc:creator>
              <dc:date>2012-03-03T12:53:00</dc:date>
            </office:change-info>
          </text:insertion>
        </text:changed-region>
        <text:changed-region xml:id="ct843829120" text:id="ct843829120">
          <text:format-change>
            <office:change-info>
              <dc:creator>Auteur inconnu</dc:creator>
              <dc:date>2012-03-03T14:15:00</dc:date>
            </office:change-info>
          </text:format-change>
        </text:changed-region>
        <text:changed-region xml:id="ct843800448" text:id="ct843800448">
          <text:deletion>
            <office:change-info>
              <dc:creator>Auteur inconnu</dc:creator>
              <dc:date>2011-04-18T14:38:00</dc:date>
            </office:change-info>
            <text:p text:style-name="P2">INCLUDE_ILIB_FLAG</text:p>
          </text:deletion>
        </text:changed-region>
        <text:changed-region xml:id="ct843829216" text:id="ct843829216">
          <text:insertion>
            <office:change-info>
              <dc:creator>Auteur inconnu</dc:creator>
              <dc:date>2011-04-18T14:38:00</dc:date>
            </office:change-info>
          </text:insertion>
        </text:changed-region>
        <text:changed-region xml:id="ct843800560" text:id="ct843800560">
          <text:insertion>
            <office:change-info>
              <dc:creator>Auteur inconnu</dc:creator>
              <dc:date>2012-03-03T12:53:00</dc:date>
            </office:change-info>
          </text:insertion>
        </text:changed-region>
        <text:changed-region xml:id="ct843829312" text:id="ct843829312">
          <text:format-change>
            <office:change-info>
              <dc:creator>Auteur inconnu</dc:creator>
              <dc:date>2012-03-03T14:15:00</dc:date>
            </office:change-info>
          </text:format-change>
        </text:changed-region>
        <text:changed-region xml:id="ct843829408" text:id="ct843829408">
          <text:deletion>
            <office:change-info>
              <dc:creator>Auteur inconnu</dc:creator>
              <dc:date>2011-04-18T14:40:00</dc:date>
            </office:change-info>
            <text:p text:style-name="P2">Vincent LEJEUNE (vincent.lejeune@scilab.org)</text:p>
          </text:deletion>
        </text:changed-region>
        <text:changed-region xml:id="ct843802000" text:id="ct843802000">
          <text:insertion>
            <office:change-info>
              <dc:creator>Auteur inconnu</dc:creator>
              <dc:date>2011-04-18T14:40:00</dc:date>
            </office:change-info>
          </text:insertion>
        </text:changed-region>
        <text:changed-region xml:id="ct843829568" text:id="ct843829568">
          <text:format-change>
            <office:change-info>
              <dc:creator>Auteur inconnu</dc:creator>
              <dc:date>2012-03-03T14:15:00</dc:date>
            </office:change-info>
          </text:format-change>
        </text:changed-region>
        <text:changed-region xml:id="ct843829664" text:id="ct843829664">
          <text:deletion>
            <office:change-info>
              <dc:creator>Auteur inconnu</dc:creator>
              <dc:date>2012-03-03T12:53:00</dc:date>
            </office:change-info>
            <text:p text:style-name="P2">3.x</text:p>
          </text:deletion>
        </text:changed-region>
        <text:changed-region xml:id="ct843802320" text:id="ct843802320">
          <text:insertion>
            <office:change-info>
              <dc:creator>Auteur inconnu</dc:creator>
              <dc:date>2012-03-03T12:53:00</dc:date>
            </office:change-info>
          </text:insertion>
        </text:changed-region>
        <text:changed-region xml:id="ct843829760" text:id="ct843829760">
          <text:format-change>
            <office:change-info>
              <dc:creator>Auteur inconnu</dc:creator>
              <dc:date>2012-03-03T14:15:00</dc:date>
            </office:change-info>
          </text:format-change>
        </text:changed-region>
        <text:changed-region xml:id="ct843803408" text:id="ct843803408">
          <text:deletion>
            <office:change-info>
              <dc:creator>Auteur inconnu</dc:creator>
              <dc:date>2011-04-18T14:40:00</dc:date>
            </office:change-info>
            <text:p text:style-name="P2">September</text:p>
          </text:deletion>
        </text:changed-region>
        <text:changed-region xml:id="ct843802496" text:id="ct843802496">
          <text:insertion>
            <office:change-info>
              <dc:creator>Auteur inconnu</dc:creator>
              <dc:date>2011-04-18T14:40:00</dc:date>
            </office:change-info>
          </text:insertion>
        </text:changed-region>
        <text:changed-region xml:id="ct843829856" text:id="ct843829856">
          <text:deletion>
            <office:change-info>
              <dc:creator>Auteur inconnu</dc:creator>
              <dc:date>2011-04-18T14:40:00</dc:date>
            </office:change-info>
            <text:p text:style-name="P2"><text:s/>20</text:p>
          </text:deletion>
        </text:changed-region>
        <text:changed-region xml:id="ct843803552" text:id="ct843803552">
          <text:insertion>
            <office:change-info>
              <dc:creator>Auteur inconnu</dc:creator>
              <dc:date>2012-03-03T12:54:00</dc:date>
            </office:change-info>
          </text:insertion>
        </text:changed-region>
        <text:changed-region xml:id="ct843803712" text:id="ct843803712">
          <text:deletion>
            <office:change-info>
              <dc:creator>Auteur inconnu</dc:creator>
              <dc:date>2012-03-03T12:54:00</dc:date>
            </office:change-info>
            <text:p text:style-name="P2">th</text:p>
          </text:deletion>
        </text:changed-region>
        <text:changed-region xml:id="ct843829952" text:id="ct843829952">
          <text:format-change>
            <office:change-info>
              <dc:creator>Auteur inconnu</dc:creator>
              <dc:date>2012-03-03T14:15:00</dc:date>
            </office:change-info>
          </text:format-change>
        </text:changed-region>
        <text:changed-region xml:id="ct843807632" text:id="ct843807632">
          <text:deletion>
            <office:change-info>
              <dc:creator>Auteur inconnu</dc:creator>
              <dc:date>2011-04-18T14:40:00</dc:date>
            </office:change-info>
            <text:p text:style-name="P2">0</text:p>
          </text:deletion>
        </text:changed-region>
        <text:changed-region xml:id="ct843807728" text:id="ct843807728">
          <text:insertion>
            <office:change-info>
              <dc:creator>Auteur inconnu</dc:creator>
              <dc:date>2012-03-03T12:54:00</dc:date>
            </office:change-info>
          </text:insertion>
        </text:changed-region>
        <text:changed-region xml:id="ct843830048" text:id="ct843830048">
          <text:format-change>
            <office:change-info>
              <dc:creator>Auteur inconnu</dc:creator>
              <dc:date>2012-03-03T14:15:00</dc:date>
            </office:change-info>
          </text:format-change>
        </text:changed-region>
        <text:changed-region xml:id="ct843830240" text:id="ct843830240">
          <text:deletion>
            <office:change-info>
              <dc:creator>Auteur inconnu</dc:creator>
              <dc:date>2012-03-03T12:54:00</dc:date>
            </office:change-info>
            <text:p text:style-name="P2">.</text:p>
          </text:deletion>
        </text:changed-region>
        <text:changed-region xml:id="ct843808016" text:id="ct843808016">
          <text:deletion>
            <office:change-info>
              <dc:creator>Auteur inconnu</dc:creator>
              <dc:date>2011-04-18T14:41:00</dc:date>
            </office:change-info>
            <text:p text:style-name="P2">to add a utility Scilab macro to manage include flags that must be passed to underlying C/C++ compiler in a Scilab Gateway</text:p>
          </text:deletion>
        </text:changed-region>
        <text:changed-region xml:id="ct843830144" text:id="ct843830144">
          <text:deletion>
            <office:change-info>
              <dc:creator>Auteur inconnu</dc:creator>
              <dc:date>2012-03-03T12:54:00</dc:date>
            </office:change-info>
            <text:p text:style-name="P2">aim of this SEP is </text:p>
          </text:deletion>
        </text:changed-region>
        <text:changed-region xml:id="ct843808208" text:id="ct843808208">
          <text:insertion>
            <office:change-info>
              <dc:creator>Auteur inconnu</dc:creator>
              <dc:date>2012-03-03T12:54:00</dc:date>
            </office:change-info>
          </text:insertion>
        </text:changed-region>
        <text:changed-region xml:id="ct843808432" text:id="ct843808432">
          <text:insertion>
            <office:change-info>
              <dc:creator>Auteur inconnu</dc:creator>
              <dc:date>2012-03-03T12:55:00</dc:date>
            </office:change-info>
          </text:insertion>
        </text:changed-region>
        <text:changed-region xml:id="ct843830336" text:id="ct843830336">
          <text:deletion>
            <office:change-info>
              <dc:creator>Auteur inconnu</dc:creator>
              <dc:date>2012-03-03T14:41:00</dc:date>
            </office:change-info>
            <text:p text:style-name="P2"/>
            <text:p text:style-name="P2"/>
            <text:p text:style-name="P2"/>
          </text:deletion>
        </text:changed-region>
        <text:changed-region xml:id="ct843808560" text:id="ct843808560">
          <text:format-change>
            <office:change-info>
              <dc:creator>Auteur inconnu</dc:creator>
              <dc:date>2012-03-03T14:15:00</dc:date>
            </office:change-info>
          </text:format-change>
        </text:changed-region>
        <text:changed-region xml:id="ct843809136" text:id="ct843809136">
          <text:deletion>
            <office:change-info>
              <dc:creator>Auteur inconnu</dc:creator>
              <dc:date>2012-03-07T14:48:00</dc:date>
            </office:change-info>
            <text:h text:style-name="P3" text:outline-level="3">0.099/0.0</text:h>
          </text:deletion>
        </text:changed-region>
        <text:changed-region xml:id="ct843830432" text:id="ct843830432">
          <text:deletion>
            <office:change-info>
              <dc:creator>Auteur inconnu</dc:creator>
              <dc:date>2012-03-30T17:49:00</dc:date>
            </office:change-info>
            <text:h text:style-name="P3" text:outline-level="3">23</text:h>
          </text:deletion>
        </text:changed-region>
        <text:changed-region xml:id="ct843830592" text:id="ct843830592">
          <text:format-change>
            <office:change-info>
              <dc:creator>Auteur inconnu</dc:creator>
              <dc:date>2012-03-03T14:15:00</dc:date>
            </office:change-info>
          </text:format-change>
        </text:changed-region>
        <text:changed-region xml:id="ct843830688" text:id="ct843830688">
          <text:deletion>
            <office:change-info>
              <dc:creator>Auteur inconnu</dc:creator>
              <dc:date>2011-04-18T14:42:00</dc:date>
            </office:change-info>
            <text:list xml:id="list4950557037662520468" text:style-name="L1">
              <text:list-item>
                <text:h text:style-name="P4" text:outline-level="3">Toolboxes often rely on third party includes files to provide functionality offered by an external library, at the time of compilation. They sometimes ship with their own include files too.</text:h>
              </text:list-item>
            </text:list>
            <text:h text:style-name="P5" text:outline-level="3">There is currently no unified way to tell the C/C++ underlying compiler where to look at when searching for an include file. The syntax for MSVC is </text:h>
            <text:h text:style-name="P5" text:outline-level="3">-I"C:\some\path\" </text:h>
            <text:h text:style-name="P5" text:outline-level="3">whereas the syntax for gcc is :</text:h>
            <text:h text:style-name="P5" text:outline-level="3">-I/usr/include/somepah/</text:h>
            <text:p text:style-name="P6">Such flags must be written in the build_gateway_c.sce file and need a tree of (getos()==...) if clauses. </text:p>
            <text:list xml:id="list1610605511" text:continue-numbering="true" text:style-name="L1">
              <text:list-item>
                <text:h text:style-name="P4" text:outline-level="3">ilib_include_flag goal is to leverage such syntax by passing relative or absolute path that are then converted into absolute, compiler coherent include path flag.</text:h>
              </text:list-item>
            </text:list>
          </text:deletion>
        </text:changed-region>
        <text:changed-region xml:id="ct843830992" text:id="ct843830992">
          <text:insertion>
            <office:change-info>
              <dc:creator>Auteur inconnu</dc:creator>
              <dc:date>2012-03-03T14:13:00</dc:date>
            </office:change-info>
          </text:insertion>
        </text:changed-region>
        <text:changed-region xml:id="ct843831472" text:id="ct843831472">
          <text:insertion>
            <office:change-info>
              <dc:creator>Auteur inconnu</dc:creator>
              <dc:date>2012-03-03T14:14:00</dc:date>
            </office:change-info>
          </text:insertion>
        </text:changed-region>
        <text:changed-region xml:id="ct843833744" text:id="ct843833744">
          <text:insertion>
            <office:change-info>
              <dc:creator>Auteur inconnu</dc:creator>
              <dc:date>2012-03-03T14:17:00</dc:date>
            </office:change-info>
          </text:insertion>
        </text:changed-region>
        <text:changed-region xml:id="ct843834448" text:id="ct843834448">
          <text:insertion>
            <office:change-info>
              <dc:creator>Auteur inconnu</dc:creator>
              <dc:date>2012-03-03T14:18:00</dc:date>
            </office:change-info>
          </text:insertion>
        </text:changed-region>
        <text:changed-region xml:id="ct843835280" text:id="ct843835280">
          <text:insertion>
            <office:change-info>
              <dc:creator>Auteur inconnu</dc:creator>
              <dc:date>2012-03-03T14:19:00</dc:date>
            </office:change-info>
          </text:insertion>
        </text:changed-region>
        <text:changed-region xml:id="ct843836912" text:id="ct843836912">
          <text:insertion>
            <office:change-info>
              <dc:creator>Auteur inconnu</dc:creator>
              <dc:date>2012-03-03T14:20:00</dc:date>
            </office:change-info>
          </text:insertion>
        </text:changed-region>
        <text:changed-region xml:id="ct843832496" text:id="ct843832496">
          <text:insertion>
            <office:change-info>
              <dc:creator>Auteur inconnu</dc:creator>
              <dc:date>2012-03-03T14:21:00</dc:date>
            </office:change-info>
          </text:insertion>
        </text:changed-region>
        <text:changed-region xml:id="ct843832864" text:id="ct843832864">
          <text:insertion>
            <office:change-info>
              <dc:creator>Auteur inconnu</dc:creator>
              <dc:date>2012-03-03T14:22:00</dc:date>
            </office:change-info>
          </text:insertion>
        </text:changed-region>
        <text:changed-region xml:id="ct843838144" text:id="ct843838144">
          <text:insertion>
            <office:change-info>
              <dc:creator>Auteur inconnu</dc:creator>
              <dc:date>2012-03-03T14:23:00</dc:date>
            </office:change-info>
          </text:insertion>
        </text:changed-region>
        <text:changed-region xml:id="ct843833968" text:id="ct843833968">
          <text:insertion>
            <office:change-info>
              <dc:creator>Auteur inconnu</dc:creator>
              <dc:date>2012-03-03T14:46:00</dc:date>
            </office:change-info>
          </text:insertion>
        </text:changed-region>
        <text:changed-region xml:id="ct843831648" text:id="ct843831648">
          <text:insertion>
            <office:change-info>
              <dc:creator>Auteur inconnu</dc:creator>
              <dc:date>2012-03-03T14:47:00</dc:date>
            </office:change-info>
          </text:insertion>
        </text:changed-region>
        <text:changed-region xml:id="ct843832128" text:id="ct843832128">
          <text:insertion>
            <office:change-info>
              <dc:creator>Auteur inconnu</dc:creator>
              <dc:date>2012-03-03T14:48:00</dc:date>
            </office:change-info>
          </text:insertion>
        </text:changed-region>
        <text:changed-region xml:id="ct843839552" text:id="ct843839552">
          <text:insertion>
            <office:change-info>
              <dc:creator>Auteur inconnu</dc:creator>
              <dc:date>2012-03-03T14:49:00</dc:date>
            </office:change-info>
          </text:insertion>
        </text:changed-region>
        <text:changed-region xml:id="ct843831744" text:id="ct843831744">
          <text:insertion>
            <office:change-info>
              <dc:creator>Auteur inconnu</dc:creator>
              <dc:date>2012-03-03T14:51:00</dc:date>
            </office:change-info>
          </text:insertion>
        </text:changed-region>
        <text:changed-region xml:id="ct843825616" text:id="ct843825616">
          <text:insertion>
            <office:change-info>
              <dc:creator>Auteur inconnu</dc:creator>
              <dc:date>2012-03-03T14:52:00</dc:date>
            </office:change-info>
          </text:insertion>
        </text:changed-region>
        <text:changed-region xml:id="ct843839712" text:id="ct843839712">
          <text:insertion>
            <office:change-info>
              <dc:creator>Auteur inconnu</dc:creator>
              <dc:date>2012-03-03T16:59:00</dc:date>
            </office:change-info>
          </text:insertion>
        </text:changed-region>
        <text:changed-region xml:id="ct843836640" text:id="ct843836640">
          <text:insertion>
            <office:change-info>
              <dc:creator>Auteur inconnu</dc:creator>
              <dc:date>2012-03-03T17:00:00</dc:date>
            </office:change-info>
          </text:insertion>
        </text:changed-region>
        <text:changed-region xml:id="ct843831968" text:id="ct843831968">
          <text:insertion>
            <office:change-info>
              <dc:creator>Auteur inconnu</dc:creator>
              <dc:date>2012-03-03T17:17:00</dc:date>
            </office:change-info>
          </text:insertion>
        </text:changed-region>
        <text:changed-region xml:id="ct843834128" text:id="ct843834128">
          <text:insertion>
            <office:change-info>
              <dc:creator>Auteur inconnu</dc:creator>
              <dc:date>2012-03-03T17:18:00</dc:date>
            </office:change-info>
          </text:insertion>
        </text:changed-region>
        <text:changed-region xml:id="ct843836736" text:id="ct843836736">
          <text:insertion>
            <office:change-info>
              <dc:creator>Auteur inconnu</dc:creator>
              <dc:date>2012-03-30T17:52:00</dc:date>
            </office:change-info>
          </text:insertion>
        </text:changed-region>
        <text:changed-region xml:id="ct843833120" text:id="ct843833120">
          <text:insertion>
            <office:change-info>
              <dc:creator>Auteur inconnu</dc:creator>
              <dc:date>2012-03-30T17:53:00</dc:date>
            </office:change-info>
          </text:insertion>
        </text:changed-region>
        <text:changed-region xml:id="ct843837392" text:id="ct843837392">
          <text:insertion>
            <office:change-info>
              <dc:creator>Auteur inconnu</dc:creator>
              <dc:date>2012-03-30T17:54:00</dc:date>
            </office:change-info>
          </text:insertion>
        </text:changed-region>
        <text:changed-region xml:id="ct843840560" text:id="ct843840560">
          <text:insertion>
            <office:change-info>
              <dc:creator>Auteur inconnu</dc:creator>
              <dc:date>2012-03-30T17:55:00</dc:date>
            </office:change-info>
          </text:insertion>
        </text:changed-region>
        <text:changed-region xml:id="ct843834224" text:id="ct843834224">
          <text:insertion>
            <office:change-info>
              <dc:creator>Auteur inconnu</dc:creator>
              <dc:date>2012-03-30T17:56:00</dc:date>
            </office:change-info>
          </text:insertion>
        </text:changed-region>
        <text:changed-region xml:id="ct843837008" text:id="ct843837008">
          <text:insertion>
            <office:change-info>
              <dc:creator>Auteur inconnu</dc:creator>
              <dc:date>2012-03-30T17:57:00</dc:date>
            </office:change-info>
          </text:insertion>
        </text:changed-region>
        <text:changed-region xml:id="ct843834624" text:id="ct843834624">
          <text:insertion>
            <office:change-info>
              <dc:creator>Auteur inconnu</dc:creator>
              <dc:date>2012-03-30T17:58:00</dc:date>
            </office:change-info>
          </text:insertion>
        </text:changed-region>
        <text:changed-region xml:id="ct843840656" text:id="ct843840656">
          <text:insertion>
            <office:change-info>
              <dc:creator>Auteur inconnu</dc:creator>
              <dc:date>2012-03-03T17:28:00</dc:date>
            </office:change-info>
          </text:insertion>
        </text:changed-region>
        <text:changed-region xml:id="ct843839280" text:id="ct843839280">
          <text:insertion>
            <office:change-info>
              <dc:creator>Auteur inconnu</dc:creator>
              <dc:date>2012-03-03T17:29:00</dc:date>
            </office:change-info>
          </text:insertion>
        </text:changed-region>
        <text:changed-region xml:id="ct843847632" text:id="ct843847632">
          <text:insertion>
            <office:change-info>
              <dc:creator>Auteur inconnu</dc:creator>
              <dc:date>2012-03-03T17:30:00</dc:date>
            </office:change-info>
          </text:insertion>
        </text:changed-region>
        <text:changed-region xml:id="ct843848112" text:id="ct843848112">
          <text:insertion>
            <office:change-info>
              <dc:creator>Auteur inconnu</dc:creator>
              <dc:date>2012-03-03T17:31:00</dc:date>
            </office:change-info>
          </text:insertion>
        </text:changed-region>
        <text:changed-region xml:id="ct843847920" text:id="ct843847920">
          <text:insertion>
            <office:change-info>
              <dc:creator>Auteur inconnu</dc:creator>
              <dc:date>2012-03-03T14:55:00</dc:date>
            </office:change-info>
          </text:insertion>
        </text:changed-region>
        <text:changed-region xml:id="ct843832256" text:id="ct843832256">
          <text:insertion>
            <office:change-info>
              <dc:creator>Auteur inconnu</dc:creator>
              <dc:date>2012-03-03T14:56:00</dc:date>
            </office:change-info>
          </text:insertion>
        </text:changed-region>
        <text:changed-region xml:id="ct843831088" text:id="ct843831088">
          <text:insertion>
            <office:change-info>
              <dc:creator>Auteur inconnu</dc:creator>
              <dc:date>2012-03-03T17:19:00</dc:date>
            </office:change-info>
          </text:insertion>
        </text:changed-region>
        <text:changed-region xml:id="ct843841392" text:id="ct843841392">
          <text:insertion>
            <office:change-info>
              <dc:creator>Auteur inconnu</dc:creator>
              <dc:date>2012-03-03T14:57:00</dc:date>
            </office:change-info>
          </text:insertion>
        </text:changed-region>
        <text:changed-region xml:id="ct843847216" text:id="ct843847216">
          <text:insertion>
            <office:change-info>
              <dc:creator>Auteur inconnu</dc:creator>
              <dc:date>2012-03-03T14:59:00</dc:date>
            </office:change-info>
          </text:insertion>
        </text:changed-region>
        <text:changed-region xml:id="ct843848832" text:id="ct843848832">
          <text:insertion>
            <office:change-info>
              <dc:creator>Auteur inconnu</dc:creator>
              <dc:date>2012-03-03T14:58:00</dc:date>
            </office:change-info>
          </text:insertion>
        </text:changed-region>
        <text:changed-region xml:id="ct843849744" text:id="ct843849744">
          <text:insertion>
            <office:change-info>
              <dc:creator>Auteur inconnu</dc:creator>
              <dc:date>2012-03-03T17:20:00</dc:date>
            </office:change-info>
          </text:insertion>
        </text:changed-region>
        <text:changed-region xml:id="ct843847312" text:id="ct843847312">
          <text:format-change>
            <office:change-info>
              <dc:creator>Auteur inconnu</dc:creator>
              <dc:date>2012-03-03T14:15:00</dc:date>
            </office:change-info>
          </text:format-change>
        </text:changed-region>
        <text:changed-region xml:id="ct843848688" text:id="ct843848688">
          <text:insertion>
            <office:change-info>
              <dc:creator>Auteur inconnu</dc:creator>
              <dc:date>2012-03-03T17:23:00</dc:date>
            </office:change-info>
          </text:insertion>
        </text:changed-region>
        <text:changed-region xml:id="ct843845232" text:id="ct843845232">
          <text:insertion>
            <office:change-info>
              <dc:creator>Auteur inconnu</dc:creator>
              <dc:date>2012-03-03T17:25:00</dc:date>
            </office:change-info>
          </text:insertion>
        </text:changed-region>
        <text:changed-region xml:id="ct843847440" text:id="ct843847440">
          <text:format-change>
            <office:change-info>
              <dc:creator>Auteur inconnu</dc:creator>
              <dc:date>2012-03-03T14:15:00</dc:date>
            </office:change-info>
          </text:format-change>
        </text:changed-region>
        <text:changed-region xml:id="ct843845504" text:id="ct843845504">
          <text:insertion>
            <office:change-info>
              <dc:creator>Auteur inconnu</dc:creator>
              <dc:date>2012-03-03T21:19:00</dc:date>
            </office:change-info>
          </text:insertion>
        </text:changed-region>
        <text:changed-region xml:id="ct843850176" text:id="ct843850176">
          <text:format-change>
            <office:change-info>
              <dc:creator>Auteur inconnu</dc:creator>
              <dc:date>2012-03-03T14:15:00</dc:date>
            </office:change-info>
          </text:format-change>
        </text:changed-region>
        <text:changed-region xml:id="ct843848928" text:id="ct843848928">
          <text:deletion>
            <office:change-info>
              <dc:creator>Auteur inconnu</dc:creator>
              <dc:date>2011-04-18T15:22:00</dc:date>
            </office:change-info>
            <text:p text:style-name="P7">includes_path = ["../src/includes";"includes";"."];</text:p>
          </text:deletion>
        </text:changed-region>
        <text:changed-region xml:id="ct843837104" text:id="ct843837104">
          <text:deletion>
            <office:change-info>
              <dc:creator>Auteur inconnu</dc:creator>
              <dc:date>2012-03-03T12:56:00</dc:date>
            </office:change-info>
            <text:p text:style-name="P7"><text:s text:c="3"/></text:p>
          </text:deletion>
        </text:changed-region>
        <text:changed-region xml:id="ct843849840" text:id="ct843849840">
          <text:deletion>
            <office:change-info>
              <dc:creator>Auteur inconnu</dc:creator>
              <dc:date>2012-03-03T21:25:00</dc:date>
            </office:change-info>
            <text:p text:style-name="P8"><text:s/></text:p>
          </text:deletion>
        </text:changed-region>
        <text:changed-region xml:id="ct843849024" text:id="ct843849024">
          <text:insertion>
            <office:change-info>
              <dc:creator>Auteur inconnu</dc:creator>
              <dc:date>2012-03-03T21:16:00</dc:date>
            </office:change-info>
          </text:insertion>
        </text:changed-region>
        <text:changed-region xml:id="ct843847728" text:id="ct843847728">
          <text:insertion>
            <office:change-info>
              <dc:creator>Auteur inconnu</dc:creator>
              <dc:date>2012-03-03T21:17:00</dc:date>
            </office:change-info>
          </text:insertion>
        </text:changed-region>
        <text:changed-region xml:id="ct843833216" text:id="ct843833216">
          <text:insertion>
            <office:change-info>
              <dc:creator>Auteur inconnu</dc:creator>
              <dc:date>2012-03-03T21:18:00</dc:date>
            </office:change-info>
          </text:insertion>
        </text:changed-region>
        <text:changed-region xml:id="ct843833312" text:id="ct843833312">
          <text:insertion>
            <office:change-info>
              <dc:creator>Auteur inconnu</dc:creator>
              <dc:date>2012-03-03T21:19:00</dc:date>
            </office:change-info>
          </text:insertion>
        </text:changed-region>
        <text:changed-region xml:id="ct843655856" text:id="ct843655856">
          <text:insertion>
            <office:change-info>
              <dc:creator>Auteur inconnu</dc:creator>
              <dc:date>2012-03-03T21:20:00</dc:date>
            </office:change-info>
          </text:insertion>
        </text:changed-region>
        <text:changed-region xml:id="ct843854384" text:id="ct843854384">
          <text:insertion>
            <office:change-info>
              <dc:creator>Auteur inconnu</dc:creator>
              <dc:date>2012-03-03T21:23:00</dc:date>
            </office:change-info>
          </text:insertion>
        </text:changed-region>
        <text:changed-region xml:id="ct843854688" text:id="ct843854688">
          <text:insertion>
            <office:change-info>
              <dc:creator>Auteur inconnu</dc:creator>
              <dc:date>2012-03-03T21:26:00</dc:date>
            </office:change-info>
          </text:insertion>
        </text:changed-region>
        <text:changed-region xml:id="ct843854912" text:id="ct843854912">
          <text:insertion>
            <office:change-info>
              <dc:creator>Auteur inconnu</dc:creator>
              <dc:date>2012-03-03T21:21:00</dc:date>
            </office:change-info>
          </text:insertion>
        </text:changed-region>
        <text:changed-region xml:id="ct843851616" text:id="ct843851616">
          <text:insertion>
            <office:change-info>
              <dc:creator>Auteur inconnu</dc:creator>
              <dc:date>2012-03-03T21:24:00</dc:date>
            </office:change-info>
          </text:insertion>
        </text:changed-region>
        <text:changed-region xml:id="ct843665824" text:id="ct843665824">
          <text:insertion>
            <office:change-info>
              <dc:creator>Auteur inconnu</dc:creator>
              <dc:date>2012-03-03T21:26:00</dc:date>
            </office:change-info>
          </text:insertion>
        </text:changed-region>
        <text:changed-region xml:id="ct843854784" text:id="ct843854784">
          <text:insertion>
            <office:change-info>
              <dc:creator>Auteur inconnu</dc:creator>
              <dc:date>2012-03-03T21:27:00</dc:date>
            </office:change-info>
          </text:insertion>
        </text:changed-region>
        <text:changed-region xml:id="ct843855472" text:id="ct843855472">
          <text:insertion>
            <office:change-info>
              <dc:creator>Auteur inconnu</dc:creator>
              <dc:date>2012-03-03T21:28:00</dc:date>
            </office:change-info>
          </text:insertion>
        </text:changed-region>
        <text:changed-region xml:id="ct843813568" text:id="ct843813568">
          <text:insertion>
            <office:change-info>
              <dc:creator>Auteur inconnu</dc:creator>
              <dc:date>2012-03-03T21:29:00</dc:date>
            </office:change-info>
          </text:insertion>
        </text:changed-region>
        <text:changed-region xml:id="ct843813664" text:id="ct843813664">
          <text:insertion>
            <office:change-info>
              <dc:creator>Auteur inconnu</dc:creator>
              <dc:date>2012-03-30T18:01:00</dc:date>
            </office:change-info>
          </text:insertion>
        </text:changed-region>
        <text:changed-region xml:id="ct843857520" text:id="ct843857520">
          <text:insertion>
            <office:change-info>
              <dc:creator>Auteur inconnu</dc:creator>
              <dc:date>2012-03-30T18:02:00</dc:date>
            </office:change-info>
          </text:insertion>
        </text:changed-region>
        <text:changed-region xml:id="ct843857648" text:id="ct843857648">
          <text:insertion>
            <office:change-info>
              <dc:creator>Auteur inconnu</dc:creator>
              <dc:date>2012-03-30T18:03:00</dc:date>
            </office:change-info>
          </text:insertion>
        </text:changed-region>
        <text:changed-region xml:id="ct843815232" text:id="ct843815232">
          <text:insertion>
            <office:change-info>
              <dc:creator>Auteur inconnu</dc:creator>
              <dc:date>2012-03-30T18:05:00</dc:date>
            </office:change-info>
          </text:insertion>
        </text:changed-region>
        <text:changed-region xml:id="ct843858608" text:id="ct843858608">
          <text:insertion>
            <office:change-info>
              <dc:creator>Auteur inconnu</dc:creator>
              <dc:date>2012-03-30T18:04:00</dc:date>
            </office:change-info>
          </text:insertion>
        </text:changed-region>
        <text:changed-region xml:id="ct843858768" text:id="ct843858768">
          <text:insertion>
            <office:change-info>
              <dc:creator>Auteur inconnu</dc:creator>
              <dc:date>2012-03-30T18:05:00</dc:date>
            </office:change-info>
          </text:insertion>
        </text:changed-region>
        <text:changed-region xml:id="ct843815632" text:id="ct843815632">
          <text:insertion>
            <office:change-info>
              <dc:creator>Auteur inconnu</dc:creator>
              <dc:date>2012-03-03T17:23:00</dc:date>
            </office:change-info>
          </text:insertion>
        </text:changed-region>
        <text:changed-region xml:id="ct843858864" text:id="ct843858864">
          <text:insertion>
            <office:change-info>
              <dc:creator>Auteur inconnu</dc:creator>
              <dc:date>2012-03-03T17:24:00</dc:date>
            </office:change-info>
          </text:insertion>
        </text:changed-region>
        <text:changed-region xml:id="ct843815760" text:id="ct843815760">
          <text:insertion>
            <office:change-info>
              <dc:creator>Auteur inconnu</dc:creator>
              <dc:date>2012-03-03T17:25:00</dc:date>
            </office:change-info>
          </text:insertion>
        </text:changed-region>
        <text:changed-region xml:id="ct843860368" text:id="ct843860368">
          <text:insertion>
            <office:change-info>
              <dc:creator>Auteur inconnu</dc:creator>
              <dc:date>2012-03-03T21:39:00</dc:date>
            </office:change-info>
          </text:insertion>
        </text:changed-region>
        <text:changed-region xml:id="ct843816032" text:id="ct843816032">
          <text:insertion>
            <office:change-info>
              <dc:creator>Auteur inconnu</dc:creator>
              <dc:date>2012-03-06T15:38:00</dc:date>
            </office:change-info>
          </text:insertion>
        </text:changed-region>
        <text:changed-region xml:id="ct843863744" text:id="ct843863744">
          <text:insertion>
            <office:change-info>
              <dc:creator>Auteur inconnu</dc:creator>
              <dc:date>2012-03-03T21:42:00</dc:date>
            </office:change-info>
          </text:insertion>
        </text:changed-region>
        <text:changed-region xml:id="ct843864112" text:id="ct843864112">
          <text:insertion>
            <office:change-info>
              <dc:creator>Auteur inconnu</dc:creator>
              <dc:date>2012-03-03T21:43:00</dc:date>
            </office:change-info>
          </text:insertion>
        </text:changed-region>
        <text:changed-region xml:id="ct843858992" text:id="ct843858992">
          <text:insertion>
            <office:change-info>
              <dc:creator>Auteur inconnu</dc:creator>
              <dc:date>2012-03-03T21:54:00</dc:date>
            </office:change-info>
          </text:insertion>
        </text:changed-region>
        <text:changed-region xml:id="ct843864288" text:id="ct843864288">
          <text:insertion>
            <office:change-info>
              <dc:creator>Auteur inconnu</dc:creator>
              <dc:date>2012-03-03T21:55:00</dc:date>
            </office:change-info>
          </text:insertion>
        </text:changed-region>
        <text:changed-region xml:id="ct664523648" text:id="ct664523648">
          <text:insertion>
            <office:change-info>
              <dc:creator>Auteur inconnu</dc:creator>
              <dc:date>2012-03-03T21:57:00</dc:date>
            </office:change-info>
          </text:insertion>
        </text:changed-region>
        <text:changed-region xml:id="ct843603872" text:id="ct843603872">
          <text:insertion>
            <office:change-info>
              <dc:creator>Auteur inconnu</dc:creator>
              <dc:date>2012-03-03T22:57:00</dc:date>
            </office:change-info>
          </text:insertion>
        </text:changed-region>
        <text:changed-region xml:id="ct843875200" text:id="ct843875200">
          <text:insertion>
            <office:change-info>
              <dc:creator>Auteur inconnu</dc:creator>
              <dc:date>2012-03-03T21:30:00</dc:date>
            </office:change-info>
          </text:insertion>
        </text:changed-region>
        <text:changed-region xml:id="ct843876016" text:id="ct843876016">
          <text:insertion>
            <office:change-info>
              <dc:creator>Auteur inconnu</dc:creator>
              <dc:date>2012-03-03T21:30:00</dc:date>
            </office:change-info>
          </text:insertion>
        </text:changed-region>
        <text:changed-region xml:id="ct843876112" text:id="ct843876112">
          <text:insertion>
            <office:change-info>
              <dc:creator>Auteur inconnu</dc:creator>
              <dc:date>2012-03-03T21:30:00</dc:date>
            </office:change-info>
          </text:insertion>
        </text:changed-region>
        <text:changed-region xml:id="ct843876464" text:id="ct843876464">
          <text:insertion>
            <office:change-info>
              <dc:creator>Auteur inconnu</dc:creator>
              <dc:date>2012-03-03T21:30:00</dc:date>
            </office:change-info>
          </text:insertion>
        </text:changed-region>
        <text:changed-region xml:id="ct843876560" text:id="ct843876560">
          <text:insertion>
            <office:change-info>
              <dc:creator>Auteur inconnu</dc:creator>
              <dc:date>2012-03-07T14:51:00</dc:date>
            </office:change-info>
          </text:insertion>
        </text:changed-region>
        <text:changed-region xml:id="ct843876656" text:id="ct843876656">
          <text:insertion>
            <office:change-info>
              <dc:creator>Auteur inconnu</dc:creator>
              <dc:date>2012-03-03T21:30:00</dc:date>
            </office:change-info>
          </text:insertion>
        </text:changed-region>
        <text:changed-region xml:id="ct843875664" text:id="ct843875664">
          <text:insertion>
            <office:change-info>
              <dc:creator>Auteur inconnu</dc:creator>
              <dc:date>2012-03-07T14:42:00</dc:date>
            </office:change-info>
          </text:insertion>
        </text:changed-region>
        <text:changed-region xml:id="ct843817376" text:id="ct843817376">
          <text:insertion>
            <office:change-info>
              <dc:creator>Auteur inconnu</dc:creator>
              <dc:date>2012-03-07T14:56:00</dc:date>
            </office:change-info>
          </text:insertion>
        </text:changed-region>
        <text:changed-region xml:id="ct843876752" text:id="ct843876752">
          <text:insertion>
            <office:change-info>
              <dc:creator>Auteur inconnu</dc:creator>
              <dc:date>2012-03-07T14:59:00</dc:date>
            </office:change-info>
          </text:insertion>
        </text:changed-region>
        <text:changed-region xml:id="ct843877072" text:id="ct843877072">
          <text:insertion>
            <office:change-info>
              <dc:creator>Auteur inconnu</dc:creator>
              <dc:date>2012-03-03T21:30:00</dc:date>
            </office:change-info>
          </text:insertion>
        </text:changed-region>
        <text:changed-region xml:id="ct843877168" text:id="ct843877168">
          <text:insertion>
            <office:change-info>
              <dc:creator>Auteur inconnu</dc:creator>
              <dc:date>2012-03-07T14:51:00</dc:date>
            </office:change-info>
          </text:insertion>
        </text:changed-region>
        <text:changed-region xml:id="ct843817584" text:id="ct843817584">
          <text:insertion>
            <office:change-info>
              <dc:creator>Auteur inconnu</dc:creator>
              <dc:date>2012-03-07T14:52:00</dc:date>
            </office:change-info>
          </text:insertion>
        </text:changed-region>
        <text:changed-region xml:id="ct843877264" text:id="ct843877264">
          <text:insertion>
            <office:change-info>
              <dc:creator>Auteur inconnu</dc:creator>
              <dc:date>2012-03-03T21:30:00</dc:date>
            </office:change-info>
          </text:insertion>
        </text:changed-region>
        <text:changed-region xml:id="ct843877360" text:id="ct843877360">
          <text:insertion>
            <office:change-info>
              <dc:creator>Auteur inconnu</dc:creator>
              <dc:date>2012-03-07T14:42:00</dc:date>
            </office:change-info>
          </text:insertion>
        </text:changed-region>
        <text:changed-region xml:id="ct843818032" text:id="ct843818032">
          <text:insertion>
            <office:change-info>
              <dc:creator>Auteur inconnu</dc:creator>
              <dc:date>2012-03-07T14:56:00</dc:date>
            </office:change-info>
          </text:insertion>
        </text:changed-region>
        <text:changed-region xml:id="ct843877456" text:id="ct843877456">
          <text:insertion>
            <office:change-info>
              <dc:creator>Auteur inconnu</dc:creator>
              <dc:date>2012-03-07T14:59:00</dc:date>
            </office:change-info>
          </text:insertion>
        </text:changed-region>
        <text:changed-region xml:id="ct843877776" text:id="ct843877776">
          <text:insertion>
            <office:change-info>
              <dc:creator>Auteur inconnu</dc:creator>
              <dc:date>2012-03-03T21:30:00</dc:date>
            </office:change-info>
          </text:insertion>
        </text:changed-region>
        <text:changed-region xml:id="ct843877872" text:id="ct843877872">
          <text:insertion>
            <office:change-info>
              <dc:creator>Auteur inconnu</dc:creator>
              <dc:date>2012-03-03T21:30:00</dc:date>
            </office:change-info>
          </text:insertion>
        </text:changed-region>
        <text:changed-region xml:id="ct843877968" text:id="ct843877968">
          <text:insertion>
            <office:change-info>
              <dc:creator>Auteur inconnu</dc:creator>
              <dc:date>2012-03-03T21:30:00</dc:date>
            </office:change-info>
          </text:insertion>
        </text:changed-region>
        <text:changed-region xml:id="ct843818464" text:id="ct843818464">
          <text:insertion>
            <office:change-info>
              <dc:creator>Auteur inconnu</dc:creator>
              <dc:date>2012-03-07T14:45:00</dc:date>
            </office:change-info>
          </text:insertion>
        </text:changed-region>
        <text:changed-region xml:id="ct843878064" text:id="ct843878064">
          <text:insertion>
            <office:change-info>
              <dc:creator>Auteur inconnu</dc:creator>
              <dc:date>2012-03-07T14:57:00</dc:date>
            </office:change-info>
          </text:insertion>
        </text:changed-region>
        <text:changed-region xml:id="ct843878336" text:id="ct843878336">
          <text:insertion>
            <office:change-info>
              <dc:creator>Auteur inconnu</dc:creator>
              <dc:date>2012-03-03T21:30:00</dc:date>
            </office:change-info>
          </text:insertion>
        </text:changed-region>
        <text:changed-region xml:id="ct843875408" text:id="ct843875408">
          <text:insertion>
            <office:change-info>
              <dc:creator>Auteur inconnu</dc:creator>
              <dc:date>2012-03-03T21:30:00</dc:date>
            </office:change-info>
          </text:insertion>
        </text:changed-region>
        <text:changed-region xml:id="ct843818240" text:id="ct843818240">
          <text:insertion>
            <office:change-info>
              <dc:creator>Auteur inconnu</dc:creator>
              <dc:date>2012-03-03T21:30:00</dc:date>
            </office:change-info>
          </text:insertion>
        </text:changed-region>
        <text:changed-region xml:id="ct843818944" text:id="ct843818944">
          <text:insertion>
            <office:change-info>
              <dc:creator>Auteur inconnu</dc:creator>
              <dc:date>2012-03-07T14:45:00</dc:date>
            </office:change-info>
          </text:insertion>
        </text:changed-region>
        <text:changed-region xml:id="ct843819072" text:id="ct843819072">
          <text:insertion>
            <office:change-info>
              <dc:creator>Auteur inconnu</dc:creator>
              <dc:date>2012-03-07T14:46:00</dc:date>
            </office:change-info>
          </text:insertion>
        </text:changed-region>
        <text:changed-region xml:id="ct843878720" text:id="ct843878720">
          <text:insertion>
            <office:change-info>
              <dc:creator>Auteur inconnu</dc:creator>
              <dc:date>2012-03-03T21:30:00</dc:date>
            </office:change-info>
          </text:insertion>
        </text:changed-region>
        <text:changed-region xml:id="ct843878816" text:id="ct843878816">
          <text:insertion>
            <office:change-info>
              <dc:creator>Auteur inconnu</dc:creator>
              <dc:date>2012-03-07T14:52:00</dc:date>
            </office:change-info>
          </text:insertion>
        </text:changed-region>
        <text:changed-region xml:id="ct843878912" text:id="ct843878912">
          <text:insertion>
            <office:change-info>
              <dc:creator>Auteur inconnu</dc:creator>
              <dc:date>2012-03-03T21:30:00</dc:date>
            </office:change-info>
          </text:insertion>
        </text:changed-region>
        <text:changed-region xml:id="ct843819456" text:id="ct843819456">
          <text:insertion>
            <office:change-info>
              <dc:creator>Auteur inconnu</dc:creator>
              <dc:date>2012-03-07T14:46:00</dc:date>
            </office:change-info>
          </text:insertion>
        </text:changed-region>
        <text:changed-region xml:id="ct843819248" text:id="ct843819248">
          <text:insertion>
            <office:change-info>
              <dc:creator>Auteur inconnu</dc:creator>
              <dc:date>2012-03-07T14:57:00</dc:date>
            </office:change-info>
          </text:insertion>
        </text:changed-region>
        <text:changed-region xml:id="ct843879008" text:id="ct843879008">
          <text:insertion>
            <office:change-info>
              <dc:creator>Auteur inconnu</dc:creator>
              <dc:date>2012-03-07T15:00:00</dc:date>
            </office:change-info>
          </text:insertion>
        </text:changed-region>
        <text:changed-region xml:id="ct843879248" text:id="ct843879248">
          <text:insertion>
            <office:change-info>
              <dc:creator>Auteur inconnu</dc:creator>
              <dc:date>2012-03-03T21:30:00</dc:date>
            </office:change-info>
          </text:insertion>
        </text:changed-region>
        <text:changed-region xml:id="ct843879344" text:id="ct843879344">
          <text:insertion>
            <office:change-info>
              <dc:creator>Auteur inconnu</dc:creator>
              <dc:date>2012-03-07T14:52:00</dc:date>
            </office:change-info>
          </text:insertion>
        </text:changed-region>
        <text:changed-region xml:id="ct843879440" text:id="ct843879440">
          <text:insertion>
            <office:change-info>
              <dc:creator>Auteur inconnu</dc:creator>
              <dc:date>2012-03-03T21:30:00</dc:date>
            </office:change-info>
          </text:insertion>
        </text:changed-region>
        <text:changed-region xml:id="ct843879536" text:id="ct843879536">
          <text:insertion>
            <office:change-info>
              <dc:creator>Auteur inconnu</dc:creator>
              <dc:date>2012-03-07T14:42:00</dc:date>
            </office:change-info>
          </text:insertion>
        </text:changed-region>
        <text:changed-region xml:id="ct843820128" text:id="ct843820128">
          <text:insertion>
            <office:change-info>
              <dc:creator>Auteur inconnu</dc:creator>
              <dc:date>2012-03-07T14:57:00</dc:date>
            </office:change-info>
          </text:insertion>
        </text:changed-region>
        <text:changed-region xml:id="ct843879632" text:id="ct843879632">
          <text:insertion>
            <office:change-info>
              <dc:creator>Auteur inconnu</dc:creator>
              <dc:date>2012-03-07T15:00:00</dc:date>
            </office:change-info>
          </text:insertion>
        </text:changed-region>
        <text:changed-region xml:id="ct843879872" text:id="ct843879872">
          <text:insertion>
            <office:change-info>
              <dc:creator>Auteur inconnu</dc:creator>
              <dc:date>2012-03-03T21:30:00</dc:date>
            </office:change-info>
          </text:insertion>
        </text:changed-region>
        <text:changed-region xml:id="ct843879968" text:id="ct843879968">
          <text:insertion>
            <office:change-info>
              <dc:creator>Auteur inconnu</dc:creator>
              <dc:date>2012-03-03T21:30:00</dc:date>
            </office:change-info>
          </text:insertion>
        </text:changed-region>
        <text:changed-region xml:id="ct843820352" text:id="ct843820352">
          <text:insertion>
            <office:change-info>
              <dc:creator>Auteur inconnu</dc:creator>
              <dc:date>2012-03-03T21:30:00</dc:date>
            </office:change-info>
          </text:insertion>
        </text:changed-region>
        <text:changed-region xml:id="ct843880064" text:id="ct843880064">
          <text:insertion>
            <office:change-info>
              <dc:creator>Auteur inconnu</dc:creator>
              <dc:date>2012-03-07T14:57:00</dc:date>
            </office:change-info>
          </text:insertion>
        </text:changed-region>
        <text:changed-region xml:id="ct843880384" text:id="ct843880384">
          <text:insertion>
            <office:change-info>
              <dc:creator>Auteur inconnu</dc:creator>
              <dc:date>2012-03-03T21:30:00</dc:date>
            </office:change-info>
          </text:insertion>
        </text:changed-region>
        <text:changed-region xml:id="ct843880512" text:id="ct843880512">
          <text:insertion>
            <office:change-info>
              <dc:creator>Auteur inconnu</dc:creator>
              <dc:date>2012-03-03T21:30:00</dc:date>
            </office:change-info>
          </text:insertion>
        </text:changed-region>
        <text:changed-region xml:id="ct843880240" text:id="ct843880240">
          <text:insertion>
            <office:change-info>
              <dc:creator>Auteur inconnu</dc:creator>
              <dc:date>2012-03-03T21:30:00</dc:date>
            </office:change-info>
          </text:insertion>
        </text:changed-region>
        <text:changed-region xml:id="ct843880608" text:id="ct843880608">
          <text:insertion>
            <office:change-info>
              <dc:creator>Auteur inconnu</dc:creator>
              <dc:date>2012-03-07T14:47:00</dc:date>
            </office:change-info>
          </text:insertion>
        </text:changed-region>
        <text:changed-region xml:id="ct843821120" text:id="ct843821120">
          <text:insertion>
            <office:change-info>
              <dc:creator>Auteur inconnu</dc:creator>
              <dc:date>2012-03-07T14:57:00</dc:date>
            </office:change-info>
          </text:insertion>
        </text:changed-region>
        <text:changed-region xml:id="ct843881024" text:id="ct843881024">
          <text:insertion>
            <office:change-info>
              <dc:creator>Auteur inconnu</dc:creator>
              <dc:date>2012-03-03T21:30:00</dc:date>
            </office:change-info>
          </text:insertion>
        </text:changed-region>
        <text:changed-region xml:id="ct843881120" text:id="ct843881120">
          <text:insertion>
            <office:change-info>
              <dc:creator>Auteur inconnu</dc:creator>
              <dc:date>2012-03-07T14:52:00</dc:date>
            </office:change-info>
          </text:insertion>
        </text:changed-region>
        <text:changed-region xml:id="ct843880816" text:id="ct843880816">
          <text:insertion>
            <office:change-info>
              <dc:creator>Auteur inconnu</dc:creator>
              <dc:date>2012-03-07T14:53:00</dc:date>
            </office:change-info>
          </text:insertion>
        </text:changed-region>
        <text:changed-region xml:id="ct843881216" text:id="ct843881216">
          <text:insertion>
            <office:change-info>
              <dc:creator>Auteur inconnu</dc:creator>
              <dc:date>2012-03-07T14:47:00</dc:date>
            </office:change-info>
          </text:insertion>
        </text:changed-region>
        <text:changed-region xml:id="ct843821424" text:id="ct843821424">
          <text:insertion>
            <office:change-info>
              <dc:creator>Auteur inconnu</dc:creator>
              <dc:date>2012-03-07T14:57:00</dc:date>
            </office:change-info>
          </text:insertion>
        </text:changed-region>
        <text:changed-region xml:id="ct843881312" text:id="ct843881312">
          <text:insertion>
            <office:change-info>
              <dc:creator>Auteur inconnu</dc:creator>
              <dc:date>2012-03-07T15:01:00</dc:date>
            </office:change-info>
          </text:insertion>
        </text:changed-region>
        <text:changed-region xml:id="ct843881584" text:id="ct843881584">
          <text:insertion>
            <office:change-info>
              <dc:creator>Auteur inconnu</dc:creator>
              <dc:date>2012-03-03T21:30:00</dc:date>
            </office:change-info>
          </text:insertion>
        </text:changed-region>
        <text:changed-region xml:id="ct843881680" text:id="ct843881680">
          <text:insertion>
            <office:change-info>
              <dc:creator>Auteur inconnu</dc:creator>
              <dc:date>2012-03-07T14:52:00</dc:date>
            </office:change-info>
          </text:insertion>
        </text:changed-region>
        <text:changed-region xml:id="ct843882016" text:id="ct843882016">
          <text:insertion>
            <office:change-info>
              <dc:creator>Auteur inconnu</dc:creator>
              <dc:date>2012-03-07T14:53:00</dc:date>
            </office:change-info>
          </text:insertion>
        </text:changed-region>
        <text:changed-region xml:id="ct843881840" text:id="ct843881840">
          <text:insertion>
            <office:change-info>
              <dc:creator>Auteur inconnu</dc:creator>
              <dc:date>2012-03-03T21:30:00</dc:date>
            </office:change-info>
          </text:insertion>
        </text:changed-region>
        <text:changed-region xml:id="ct843821952" text:id="ct843821952">
          <text:insertion>
            <office:change-info>
              <dc:creator>Auteur inconnu</dc:creator>
              <dc:date>2012-03-07T14:47:00</dc:date>
            </office:change-info>
          </text:insertion>
        </text:changed-region>
        <text:changed-region xml:id="ct843822080" text:id="ct843822080">
          <text:insertion>
            <office:change-info>
              <dc:creator>Auteur inconnu</dc:creator>
              <dc:date>2012-03-07T14:57:00</dc:date>
            </office:change-info>
          </text:insertion>
        </text:changed-region>
        <text:changed-region xml:id="ct843822288" text:id="ct843822288">
          <text:insertion>
            <office:change-info>
              <dc:creator>Auteur inconnu</dc:creator>
              <dc:date>2012-03-07T15:02:00</dc:date>
            </office:change-info>
          </text:insertion>
        </text:changed-region>
        <text:changed-region xml:id="ct843882240" text:id="ct843882240">
          <text:insertion>
            <office:change-info>
              <dc:creator>Auteur inconnu</dc:creator>
              <dc:date>2012-03-03T21:30:00</dc:date>
            </office:change-info>
          </text:insertion>
        </text:changed-region>
        <text:changed-region xml:id="ct664766176" text:id="ct664766176">
          <text:insertion>
            <office:change-info>
              <dc:creator>Auteur inconnu</dc:creator>
              <dc:date>2012-03-03T21:30:00</dc:date>
            </office:change-info>
          </text:insertion>
        </text:changed-region>
        <text:changed-region xml:id="ct664514128" text:id="ct664514128">
          <text:insertion>
            <office:change-info>
              <dc:creator>Auteur inconnu</dc:creator>
              <dc:date>2012-03-03T21:30:00</dc:date>
            </office:change-info>
          </text:insertion>
        </text:changed-region>
        <text:changed-region xml:id="ct664514224" text:id="ct664514224">
          <text:insertion>
            <office:change-info>
              <dc:creator>Auteur inconnu</dc:creator>
              <dc:date>2012-03-07T14:48:00</dc:date>
            </office:change-info>
          </text:insertion>
        </text:changed-region>
        <text:changed-region xml:id="ct664514320" text:id="ct664514320">
          <text:insertion>
            <office:change-info>
              <dc:creator>Auteur inconnu</dc:creator>
              <dc:date>2012-03-07T14:57:00</dc:date>
            </office:change-info>
          </text:insertion>
        </text:changed-region>
        <text:changed-region xml:id="ct664515536" text:id="ct664515536">
          <text:insertion>
            <office:change-info>
              <dc:creator>Auteur inconnu</dc:creator>
              <dc:date>2012-03-03T21:30:00</dc:date>
            </office:change-info>
          </text:insertion>
        </text:changed-region>
        <text:changed-region xml:id="ct664515712" text:id="ct664515712">
          <text:insertion>
            <office:change-info>
              <dc:creator>Auteur inconnu</dc:creator>
              <dc:date>2012-03-03T21:30:00</dc:date>
            </office:change-info>
          </text:insertion>
        </text:changed-region>
        <text:changed-region xml:id="ct664515840" text:id="ct664515840">
          <text:insertion>
            <office:change-info>
              <dc:creator>Auteur inconnu</dc:creator>
              <dc:date>2012-03-07T14:53:00</dc:date>
            </office:change-info>
          </text:insertion>
        </text:changed-region>
        <text:changed-region xml:id="ct664516016" text:id="ct664516016">
          <text:insertion>
            <office:change-info>
              <dc:creator>Auteur inconnu</dc:creator>
              <dc:date>2012-03-03T21:30:00</dc:date>
            </office:change-info>
          </text:insertion>
        </text:changed-region>
        <text:changed-region xml:id="ct664516144" text:id="ct664516144">
          <text:insertion>
            <office:change-info>
              <dc:creator>Auteur inconnu</dc:creator>
              <dc:date>2012-03-07T14:57:00</dc:date>
            </office:change-info>
          </text:insertion>
        </text:changed-region>
        <text:changed-region xml:id="ct664456784" text:id="ct664456784">
          <text:insertion>
            <office:change-info>
              <dc:creator>Auteur inconnu</dc:creator>
              <dc:date>2012-03-03T22:33:00</dc:date>
            </office:change-info>
          </text:insertion>
        </text:changed-region>
        <text:changed-region xml:id="ct664517616" text:id="ct664517616">
          <text:insertion>
            <office:change-info>
              <dc:creator>Auteur inconnu</dc:creator>
              <dc:date>2012-03-03T22:15:00</dc:date>
            </office:change-info>
          </text:insertion>
        </text:changed-region>
        <text:changed-region xml:id="ct664517744" text:id="ct664517744">
          <text:insertion>
            <office:change-info>
              <dc:creator>Auteur inconnu</dc:creator>
              <dc:date>2012-03-03T22:13:00</dc:date>
            </office:change-info>
          </text:insertion>
        </text:changed-region>
        <text:changed-region xml:id="ct695783312" text:id="ct695783312">
          <text:insertion>
            <office:change-info>
              <dc:creator>Auteur inconnu</dc:creator>
              <dc:date>2012-03-07T15:16:00</dc:date>
            </office:change-info>
          </text:insertion>
        </text:changed-region>
        <text:changed-region xml:id="ct664496400" text:id="ct664496400">
          <text:insertion>
            <office:change-info>
              <dc:creator>Auteur inconnu</dc:creator>
              <dc:date>2012-03-03T22:29:00</dc:date>
            </office:change-info>
          </text:insertion>
        </text:changed-region>
        <text:changed-region xml:id="ct664517840" text:id="ct664517840">
          <text:insertion>
            <office:change-info>
              <dc:creator>Auteur inconnu</dc:creator>
              <dc:date>2012-03-03T22:59:00</dc:date>
            </office:change-info>
          </text:insertion>
        </text:changed-region>
        <text:changed-region xml:id="ct664514704" text:id="ct664514704">
          <text:insertion>
            <office:change-info>
              <dc:creator>Auteur inconnu</dc:creator>
              <dc:date>2012-03-03T22:54:00</dc:date>
            </office:change-info>
          </text:insertion>
        </text:changed-region>
        <text:changed-region xml:id="ct695784672" text:id="ct695784672">
          <text:insertion>
            <office:change-info>
              <dc:creator>Auteur inconnu</dc:creator>
              <dc:date>2012-03-03T22:31:00</dc:date>
            </office:change-info>
          </text:insertion>
        </text:changed-region>
        <text:changed-region xml:id="ct856694784" text:id="ct856694784">
          <text:format-change>
            <office:change-info>
              <dc:creator>Auteur inconnu</dc:creator>
              <dc:date>2012-03-03T14:15:00</dc:date>
            </office:change-info>
          </text:format-change>
        </text:changed-region>
        <text:changed-region xml:id="ct843824288" text:id="ct843824288">
          <text:deletion>
            <office:change-info>
              <dc:creator>Auteur inconnu</dc:creator>
              <dc:date>2011-04-18T15:24:00</dc:date>
            </office:change-info>
            <text:h text:style-name="P3" text:outline-level="3"><text:span text:style-name="T1"><text:s text:c="3"/>includes_src_c = ilib_includes_flag(in</text:span>cludes_path);</text:h>
            <text:p text:style-name="P6"><text:s text:c="4"/>ilib_build('somelib',['myfun',sci_myfun'],['myfile.c'],[],[],includes_src_c);</text:p>
            <text:h text:style-name="P3" text:outline-level="3"/>
          </text:deletion>
        </text:changed-region>
        <text:changed-region xml:id="ct843824384" text:id="ct843824384">
          <text:format-change>
            <office:change-info>
              <dc:creator>Auteur inconnu</dc:creator>
              <dc:date>2012-03-03T17:22:00</dc:date>
            </office:change-info>
          </text:format-change>
        </text:changed-region>
        <text:changed-region xml:id="ct856698720" text:id="ct856698720">
          <text:format-change>
            <office:change-info>
              <dc:creator>Auteur inconnu</dc:creator>
              <dc:date>2012-03-03T14:15:00</dc:date>
            </office:change-info>
          </text:format-change>
        </text:changed-region>
        <text:changed-region xml:id="ct856698240" text:id="ct856698240">
          <text:deletion>
            <office:change-info>
              <dc:creator>Auteur inconnu</dc:creator>
              <dc:date>2011-04-18T15:33:00</dc:date>
            </office:change-info>
            <text:p text:style-name="P9">A = rand(1,200000)(Vincent LEJEUNE)</text:p>
          </text:deletion>
        </text:changed-region>
        <text:changed-region xml:id="ct856695456" text:id="ct856695456">
          <text:format-change>
            <office:change-info>
              <dc:creator>Auteur inconnu</dc:creator>
              <dc:date>2012-03-03T14:15:00</dc:date>
            </office:change-info>
          </text:format-change>
        </text:changed-region>
        <text:changed-region xml:id="ct843824512" text:id="ct843824512">
          <text:insertion>
            <office:change-info>
              <dc:creator>Auteur inconnu</dc:creator>
              <dc:date>2012-03-03T15:02:00</dc:date>
            </office:change-info>
          </text:insertion>
        </text:changed-region>
        <text:changed-region xml:id="ct856699184" text:id="ct856699184">
          <text:insertion>
            <office:change-info>
              <dc:creator>Auteur inconnu</dc:creator>
              <dc:date>2012-03-03T15:00:00</dc:date>
            </office:change-info>
          </text:insertion>
        </text:changed-region>
        <text:changed-region xml:id="ct856699456" text:id="ct856699456">
          <text:insertion>
            <office:change-info>
              <dc:creator>Auteur inconnu</dc:creator>
              <dc:date>2012-03-07T15:23:00</dc:date>
            </office:change-info>
          </text:insertion>
        </text:changed-region>
        <text:changed-region xml:id="ct856701840" text:id="ct856701840">
          <text:insertion>
            <office:change-info>
              <dc:creator>Auteur inconnu</dc:creator>
              <dc:date>2012-03-07T15:24:00</dc:date>
            </office:change-info>
          </text:insertion>
        </text:changed-region>
        <text:changed-region xml:id="ct856702224" text:id="ct856702224">
          <text:insertion>
            <office:change-info>
              <dc:creator>Auteur inconnu</dc:creator>
              <dc:date>2012-03-08T09:04:00</dc:date>
            </office:change-info>
          </text:insertion>
        </text:changed-region>
        <text:changed-region xml:id="ct898645632" text:id="ct898645632">
          <text:insertion>
            <office:change-info>
              <dc:creator>Eric Gallager</dc:creator>
              <dc:date>2013-09-03T10:4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ext:change-start text:change-id="ct843828640"/>SEP # <text:change-end text:change-id="ct843828640"/><text:change text:change-id="ct843828832"/><text:change text:change-id="ct843828736"/><text:change-start text:change-id="ct843828320"/>83<text:change-end text:change-id="ct843828320"/><text:change-start text:change-id="ct843828192"/>:<text:change-end text:change-id="ct843828192"/><text:change text:change-id="ct843828928"/><text:change-start text:change-id="ct843797520"/> <text:change-end text:change-id="ct843797520"/><text:change-start text:change-id="ct843829024"/>Improvement of the fft function<text:change-end text:change-id="ct843829024"/><text:change-start text:change-id="ct843829120"/></text:h>
      <text:p text:style-name="P21"/>
      <text:p text:style-name="P2"/>
      <text:p text:style-name="P2">Title:<text:change-end text:change-id="ct843829120"/><text:change text:change-id="ct843800448"/><text:change-start text:change-id="ct843829216"/> <text:change-end text:change-id="ct843829216"/><text:change-start text:change-id="ct843800560"/>Improvement of the fft function<text:change-end text:change-id="ct843800560"/><text:change-start text:change-id="ct843829312"/></text:p>
      <text:p text:style-name="P2">Version:1.0</text:p>
      <text:p text:style-name="P2">Author:<text:change-end text:change-id="ct843829312"/><text:change text:change-id="ct843829408"/><text:change-start text:change-id="ct843802000"/> Serge Steer, INRIA<text:change-end text:change-id="ct843802000"/><text:change-start text:change-id="ct843829568"/></text:p>
      <text:p text:style-name="P2">Review:</text:p>
      <text:p text:style-name="P2">Commented:</text:p>
      <text:p text:style-name="P2">State:DRAFT</text:p>
      <text:p text:style-name="P2">Scilab-Version:Scilab 5.<text:change-end text:change-id="ct843829568"/><text:change text:change-id="ct843829664"/><text:change-start text:change-id="ct843802320"/>4.x<text:change-end text:change-id="ct843802320"/><text:change-start text:change-id="ct843829760"/></text:p>
      <text:p text:style-name="P2">Vote:No</text:p>
      <text:p text:style-name="P2">Created:<text:change-end text:change-id="ct843829760"/><text:change text:change-id="ct843803408"/><text:change-start text:change-id="ct843802496"/> March <text:change-end text:change-id="ct843802496"/><text:change text:change-id="ct843829856"/><text:change-start text:change-id="ct843803552"/>2nd<text:change-end text:change-id="ct843803552"/><text:change text:change-id="ct843803712"/><text:change-start text:change-id="ct843829952"/>, 201<text:change-end text:change-id="ct843829952"/><text:change text:change-id="ct843807632"/><text:change-start text:change-id="ct843807728"/>2<text:change-end text:change-id="ct843807728"/><text:change-start text:change-id="ct843830048"/></text:p>
      <text:p text:style-name="P21"/>
      <text:p text:style-name="P2"><text:change-end text:change-id="ct843830048"/></text:p>
      <text:h text:style-name="P3" text:outline-level="3">Abstract</text:h>
      <text:p text:style-name="P2">The <text:change text:change-id="ct843830240"/><text:change text:change-id="ct843808016"/><text:change text:change-id="ct843830144"/><text:change-start text:change-id="ct843808208"/>objective of <text:s/>this SEP is to t<text:change-end text:change-id="ct843808208"/><text:change-start text:change-id="ct843808432"/>ake full advantage of the fftw3 library capabilities.<text:change-end text:change-id="ct843808432"/><text:change text:change-id="ct843830336"/><text:change-start text:change-id="ct843808560"/></text:p>
      <text:h text:style-name="P3" text:outline-level="3"><text:change-end text:change-id="ct843808560"/><text:change text:change-id="ct843809136"/><text:change text:change-id="ct843830432"/><text:change-start text:change-id="ct843830592"/>Rationale</text:h>
      <text:list xml:id="list1794926004" text:continue-numbering="true" text:style-name="L1">
        <text:list-item>
          <text:h text:style-name="P33" text:outline-level="3"><text:change-end text:change-id="ct843830592"/><text:change text:change-id="ct843830688"/><text:change-start text:change-id="ct843830992"/><text:span text:style-name="T2">The fftw3 library provides plans to manage</text:span><text:change-end text:change-id="ct843830992"/><text:change-start text:change-id="ct843831472"/><text:span text:style-name="T2"> real symmetric or complex hermitian input data</text:span><text:change-end text:change-id="ct843831472"/><text:change-start text:change-id="ct843833744"/><text:span text:style-name="T2">. A 1-D array </text:span><text:span text:style-name="T3">A</text:span><text:span text:style-name="T2"> is considered as complex hermitian for the </text:span><text:span text:style-name="T3">fft</text:span><text:span text:style-name="T2"> i</text:span><text:change-end text:change-id="ct843833744"/><text:change-start text:change-id="ct843834448"/><text:span text:style-name="T2">f and only if </text:span><text:span text:style-name="T3">A==conj(A([1,$:</text:span><text:change-end text:change-id="ct843834448"/><text:change-start text:change-id="ct843835280"/><text:span text:style-name="T3">-1:1]))</text:span><text:span text:style-name="T2">. Similarily an N-D array </text:span><text:change-end text:change-id="ct843835280"/><text:change-start text:change-id="ct843836912"/><text:span text:style-name="T3">A</text:span><text:span text:style-name="T2"> is considered as complex hermitian for the </text:span><text:span text:style-name="T3">fft</text:span><text:span text:style-name="T2"> if and only if </text:span><text:span text:style-name="T3">A==</text:span><text:change-end text:change-id="ct843836912"/><text:change-start text:change-id="ct843832496"/><text:span text:style-name="T3">conj(A([1,$:-1:1],[1,$:-1:1], ..., [1,$:-1:1]))</text:span><text:span text:style-name="T2">. For such arrays the memory usage as well as computational time can be reduced by a factor of 2 or 4.</text:span></text:h>
        </text:list-item>
      </text:list>
      <text:h text:style-name="P39" text:outline-level="3">To exploit this feature an optional argument <text:span text:style-name="T14">option</text:span> is added at the end of the <text:span text:style-name="T14">fft</text:span> input argument list. This argument can take 2 different values: <text:span text:style-name="T14">“symmetric”</text:span> and <text:span text:style-name="T14">“nonsymmetric”</text:span><text:span text:style-name="T10">. Setting option to </text:span><text:span text:style-name="T14">“symmetric”</text:span><text:span text:style-name="T10"> assumes that the input array is symmetric or hermitian, making the fftw3 procedure using only </text:span><text:span text:style-name="T14">A(1:($/2+1), ..., 1:($/2+1)).</text:span><text:span text:style-name="T10"> </text:span><text:span text:style-name="T11">If this argument is omitted the </text:span><text:span text:style-name="T15">fft</text:span><text:span text:style-name="T11"> gateway has to determine if the array is symmetric or not. It is easy to do <text:s/>for a fixed number of dimension using nested loops, but for general N-D array a specific procedure has been developed.</text:span></text:h>
      <text:h text:style-name="P39" text:outline-level="3"><text:span text:style-name="T11">For symmetric or hermitian input array the fftw3 algorithm only compute half of the fft. If </text:span><text:span text:style-name="T15">Y</text:span><text:span text:style-name="T11"> is the </text:span><text:span text:style-name="T15">fft</text:span><text:span text:style-name="T11"> of </text:span><text:span text:style-name="T15">A, </text:span><text:span text:style-name="T11">the gateway must assign the</text:span><text:span text:style-name="T15"> Y(:,...,:,($/2:$)) </text:span><text:span text:style-name="T11">entries applying symmetry.</text:span><text:change-end text:change-id="ct843832496"/><text:change-start text:change-id="ct843832864"/></text:h>
      <text:list xml:id="list850549234" text:continue-numbering="true" text:style-name="L1">
        <text:list-item>
          <text:h text:style-name="P33" text:outline-level="3"><text:span text:style-name="T2">The fftw3 library provides plans to manage direct computation of N-</text:span><text:change-end text:change-id="ct843832864"/><text:change-start text:change-id="ct843838144"/><text:span text:style-name="T2">dimensional fft.</text:span><text:change-end text:change-id="ct843838144"/><text:change-start text:change-id="ct843833968"/><text:span text:style-name="T2"> The </text:span><text:span text:style-name="T3">fft</text:span><text:span text:style-name="T2"> gateway has been extended to manage </text:span><text:change-end text:change-id="ct843833968"/><text:change-start text:change-id="ct843831648"/><text:span text:style-name="T2">N-Dimensional arrays (hypermatrix) of double</text:span><text:change-end text:change-id="ct843831648"/><text:change-start text:change-id="ct843832128"/><text:span text:style-name="T2">. </text:span><text:change-end text:change-id="ct843832128"/><text:change-start text:change-id="ct843839552"/><text:span text:style-name="T2">This allow to compute the </text:span><text:span text:style-name="T3">fft </text:span><text:span text:style-name="T2">of the N-Dimensional array </text:span><text:span text:style-name="T3">A</text:span><text:span text:style-name="T2"> by <text:s/>a simple call to </text:span><text:span text:style-name="T3">fft(A)</text:span><text:change-end text:change-id="ct843839552"/><text:change-start text:change-id="ct843831744"/><text:span text:style-name="T3">.</text:span></text:h>
        </text:list-item>
        <text:list-item>
          <text:h text:style-name="P33" text:outline-level="3"><text:change-end text:change-id="ct843831744"/><text:change-start text:change-id="ct843825616"/><text:span text:style-name="T4">The fftw3 library provides plans to manage</text:span><text:change-end text:change-id="ct843825616"/><text:change-start text:change-id="ct843839712"/><text:span text:style-name="T4"> </text:span><text:change-end text:change-id="ct843839712"/><text:change-start text:change-id="ct843836640"/><text:span text:style-name="T6"><text:s/></text:span><text:span text:style-name="T7">loops of multi-dimensional transforms, where each vector/transform dimension has an independent size and stride.</text:span><text:change-end text:change-id="ct843836640"/><text:change-start text:change-id="ct843831968"/><text:span text:style-name="T7"> This feature is used <text:s/>to perform</text:span><text:change-end text:change-id="ct843831968"/><text:change-start text:change-id="ct843834128"/><text:span text:style-name="T7"> efficiently all sub M-D fft's of an N-D array with M a subset of N.</text:span><text:change-end text:change-id="ct843834128"/><text:change-start text:change-id="ct843836736"/></text:h>
          <text:h text:style-name="P33" text:outline-level="3"><text:span text:style-name="T7">This feature is made available in </text:span><text:change-end text:change-id="ct843836736"/><text:change-start text:change-id="ct843833120"/><text:span text:style-name="T7">the new interface using the syntax </text:span><text:span text:style-name="T8">fft(A,sgn,sel [,option])</text:span><text:span text:style-name="T7"> where </text:span><text:span text:style-name="T8">sel</text:span><text:span text:style-name="T7"> is a vector of index</text:span><text:change-end text:change-id="ct843833120"/><text:change-start text:change-id="ct843837392"/><text:span text:style-name="T7"> on the dimensions of </text:span><text:span text:style-name="T8">A</text:span><text:change-end text:change-id="ct843837392"/><text:change-start text:change-id="ct843840560"/><text:span text:style-name="T8"> </text:span><text:span text:style-name="T7">which defines the dimension </text:span><text:change-end text:change-id="ct843840560"/><text:change-start text:change-id="ct843834224"/><text:span text:style-name="T7">subset.</text:span></text:h>
        </text:list-item>
        <text:list-item>
          <text:p text:style-name="P27"><text:span text:style-name="T7">The same fftw3 feature also allows to extend the Scilab-5.3.3 syntax</text:span><text:change-end text:change-id="ct843834224"/><text:change-start text:change-id="ct843837008"/><text:span text:style-name="T7"> </text:span><text:span text:style-name="T8">fftw(A,sign,Dims,Incrs) </text:span><text:span text:style-name="T7">to the case where </text:span><text:span text:style-name="T8"><text:s/>Dims </text:span><text:span text:style-name="T7">and</text:span><text:span text:style-name="T8"> Incrs </text:span><text:span text:style-name="T7">are vectors</text:span><text:change-end text:change-id="ct843837008"/><text:change-start text:change-id="ct843834624"/><text:span text:style-name="T7">. </text:span><text:change-end text:change-id="ct843834624"/><text:change-start text:change-id="ct843840656"/></text:p>
        </text:list-item>
        <text:list-item>
          <text:h text:style-name="P33" text:outline-level="3"><text:span text:style-name="T7">The fftw3 library provides procedure to compute discrete sine and cosine tra</text:span><text:change-end text:change-id="ct843840656"/><text:change-start text:change-id="ct843839280"/><text:span text:style-name="T7">nsforms. </text:span><text:change-end text:change-id="ct843839280"/><text:change-start text:change-id="ct843847632"/><text:span text:style-name="T7">It is </text:span><text:span text:style-name="T7">quite easy to derive the missing </text:span><text:span text:style-name="T8">dst</text:span><text:span text:style-name="T7"> and </text:span><text:span text:style-name="T8">dct </text:span><text:span text:style-name="T7">function</text:span><text:change-end text:change-id="ct843847632"/><text:change-start text:change-id="ct843848112"/><text:span text:style-name="T7">s from the sci_fft gateway.</text:span><text:change-end text:change-id="ct843848112"/><text:change-start text:change-id="ct843847920"/></text:h>
        </text:list-item>
      </text:list>
      <text:h text:style-name="P30" text:outline-level="3"/>
      <text:h text:style-name="P34" text:outline-level="3"><text:soft-page-break/><text:span text:style-name="T2">All t</text:span><text:change-end text:change-id="ct843847920"/><text:change-start text:change-id="ct843832256"/><text:span text:style-name="T2">his improvements use the fftw3 guru interface that </text:span><text:change-end text:change-id="ct843832256"/><text:change-start text:change-id="ct843831088"/><text:span text:style-name="T2">handles</text:span><text:change-end text:change-id="ct843831088"/><text:change-start text:change-id="ct843841392"/><text:span text:style-name="T2"> “split format” for complex numbers: the real and imaginary parts are stored in two different arrays</text:span><text:change-end text:change-id="ct843841392"/><text:change-start text:change-id="ct843847216"/><text:span text:style-name="T2"> </text:span><text:change-end text:change-id="ct843847216"/><text:change-start text:change-id="ct843848832"/><text:span text:style-name="T2">(The Scilab internal complex number </text:span><text:span text:style-name="T2">storage)</text:span><text:change-end text:change-id="ct843848832"/><text:change-start text:change-id="ct843849744"/><text:span text:style-name="T2"> as well as the features described above.</text:span><text:change-end text:change-id="ct843849744"/><text:change-start text:change-id="ct843847312"/></text:h>
      <text:h text:style-name="P3" text:outline-level="3"><text:change-end text:change-id="ct843847312"/><text:change-start text:change-id="ct843848688"/>Open Questions</text:h>
      <text:h text:style-name="P30" text:outline-level="3"><text:change-end text:change-id="ct843848688"/><text:change-start text:change-id="ct843845232"/>The Scilab-5.3.3 version can use optionally (depending on configure options) the fftw library or an old set Fortran routines. The features described above are not available with these old Fortran code. So it should be better to remove this configure option and make fft use the fftw3 library in all cases.</text:h>
      <text:h text:style-name="P3" text:outline-level="3"><text:change-end text:change-id="ct843845232"/><text:change-start text:change-id="ct843847440"/>Example Usage<text:change-end text:change-id="ct843847440"/><text:change-start text:change-id="ct843845504"/></text:h>
      <text:h text:style-name="Heading_20_4" text:outline-level="4">1-D fft<text:change-end text:change-id="ct843845504"/><text:change-start text:change-id="ct843850176"/></text:h>
      <text:p text:style-name="P8"><text:change-end text:change-id="ct843850176"/><text:change text:change-id="ct843848928"/><text:change text:change-id="ct843837104"/><text:change text:change-id="ct843849840"/><text:change-start text:change-id="ct843849024"/>A=[0 1 2 2 1]; //a real symmetric array</text:p>
      <text:p text:style-name="P8">y = fft(A)<text:change-end text:change-id="ct843849024"/><text:change-start text:change-id="ct843847728"/> //direct fft with automatic symmetry checking <text:span text:style-name="T17">→</text:span> y is real</text:p>
      <text:p text:style-name="P8">y = fft(A,”symetric”) // symmetry assumed <text:span text:style-name="T17">→</text:span> y is real</text:p>
      <text:p text:style-name="P8"><text:change-end text:change-id="ct843847728"/><text:change-start text:change-id="ct843833216"/>y = fft(A,”nonsymetric”) <text:s/>//do not use symmetry <text:span text:style-name="T17">→</text:span> y is<text:change-end text:change-id="ct843833216"/><text:change-start text:change-id="ct843833312"/> complex<text:change-end text:change-id="ct843833312"/><text:change-start text:change-id="ct843655856"/></text:p>
      <text:h text:style-name="P40" text:outline-level="4"><text:s/>N-D fft<text:change-end text:change-id="ct843655856"/><text:change-start text:change-id="ct843854384"/></text:h>
      <text:p text:style-name="P22"><text:span text:style-name="T19">A 4 by 3 by 3 <text:s/>symmetric real array</text:span><text:change-end text:change-id="ct843854384"/><text:change-start text:change-id="ct843854688"/><text:span text:style-name="T19"> :</text:span><text:change-end text:change-id="ct843854688"/><text:change-start text:change-id="ct843854912"/></text:p>
      <text:p text:style-name="P19">A=[0 <text:s text:c="2"/>1 <text:s text:c="2"/>1</text:p>
      <text:p text:style-name="P19"><text:s text:c="3"/>2 <text:s/>-1 <text:s/>-1</text:p>
      <text:p text:style-name="P19"><text:s text:c="3"/>3 <text:s text:c="2"/>4 <text:s text:c="2"/>4</text:p>
      <text:p text:style-name="P19"><text:s text:c="3"/>2 <text:s/>-1 <text:s/>-1];</text:p>
      <text:p text:style-name="P19">A(:,:,2)=A+1;</text:p>
      <text:p text:style-name="P19">A(:,:,3)=A(:,:,2);</text:p>
      <text:p text:style-name="P18"><text:span text:style-name="T20">y=fft(A,1);</text:span><text:change-end text:change-id="ct843854912"/><text:change-start text:change-id="ct843851616"/><text:span text:style-name="T20"> </text:span><text:span text:style-name="T5">//inverse fft with automatic symmetry checking </text:span><text:span text:style-name="T9">→</text:span><text:span text:style-name="T5"> y is real</text:span></text:p>
      <text:p text:style-name="P16">y = fft(A,”symetric”) // symmetry assumed <text:span text:style-name="T16">→</text:span> y is real</text:p>
      <text:p text:style-name="P16">y = fft(A,”nonsymetric”) <text:s/>//do not use symmetry <text:span text:style-name="T16">→</text:span> y is complex</text:p>
      <text:h text:style-name="P41" text:outline-level="4"><text:change-end text:change-id="ct843851616"/><text:change-start text:change-id="ct843665824"/><text:span text:style-name="T4">fft </text:span><text:change-end text:change-id="ct843665824"/><text:change-start text:change-id="ct843854784"/><text:span text:style-name="T4">along a direction</text:span></text:h>
      <text:p text:style-name="P20"><text:change-end text:change-id="ct843854784"/><text:change-start text:change-id="ct843855472"/>A=[0 <text:s text:c="2"/>1 2 2 1</text:p>
      <text:p text:style-name="P20"><text:s text:c="3"/>2 <text:s/>-1 3 3 -1</text:p>
      <text:p text:style-name="P20"><text:s text:c="3"/>3 <text:s text:c="2"/>4 5 5 <text:s/>4</text:p>
      <text:p text:style-name="P20"><text:s text:c="3"/>2 <text:s/>-1 3 3 -1];</text:p>
      <text:p text:style-name="P18"><text:span text:style-name="T5">y=fft(A,-1,4,1); //direct fft of the colu</text:span><text:change-end text:change-id="ct843855472"/><text:change-start text:change-id="ct843813568"/><text:span text:style-name="T5">mns</text:span></text:p>
      <text:p text:style-name="P20">y=fft(A,-1,5,4); //direct fft of the rows<text:change-end text:change-id="ct843813568"/><text:change-start text:change-id="ct843813664"/></text:p>
      <text:p text:style-name="P20"/>
      <text:h text:style-name="P42" text:outline-level="4">mutiple fft <text:change-end text:change-id="ct843813664"/><text:change-start text:change-id="ct843857520"/></text:h>
      <text:p text:style-name="P17"><text:change-end text:change-id="ct843857520"/><text:change-start text:change-id="ct843857648"/>Dims=[5 4 9 5 6];</text:p>
      <text:p text:style-name="P17">A=matrix(rand(1,prod(Dims)),Dims) ;</text:p>
      <text:p text:style-name="P17">y=fft(A,-1, [2 4]);<text:change-end text:change-id="ct843857648"/><text:change-start text:change-id="ct843815232"/></text:p>
      <text:p text:style-name="P17">//equivalent to<text:change-end text:change-id="ct843815232"/><text:change-start text:change-id="ct843858608"/></text:p>
      <text:p text:style-name="P17">for i1=1:Dims(1) </text:p>
      <text:p text:style-name="P17"><text:s text:c="2"/>for i3=1:Dims(3)</text:p>
      <text:p text:style-name="P17"><text:s text:c="4"/>for i5=1:Dims(5)</text:p>
      <text:p text:style-name="P17"><text:s text:c="6"/>ind=list(i1,:,i3,:,i5);;</text:p>
      <text:p text:style-name="P17"><text:s text:c="6"/>y(ind(:))=fft(A(ind(:)),-1));</text:p>
      <text:p text:style-name="P17"><text:soft-page-break/><text:s text:c="4"/>end</text:p>
      <text:p text:style-name="P17"><text:s text:c="2"/>end</text:p>
      <text:p text:style-name="P17">end</text:p>
      <text:p text:style-name="P17"><text:change-end text:change-id="ct843858608"/><text:change-start text:change-id="ct843858768"/></text:p>
      <text:h text:style-name="P45" text:outline-level="3">Benchmarks</text:h>
      <text:p text:style-name="P17"><text:change-end text:change-id="ct843858768"/></text:p>
      <text:h text:style-name="P29" text:outline-level="3">The following benchmarks compare the efficiency <text:change-start text:change-id="ct843815632"/>of the fftw implementation in Scilab-5.3.3 and with the proposed<text:change-end text:change-id="ct843815632"/><text:change-start text:change-id="ct843858864"/> improvements<text:change-end text:change-id="ct843858864"/><text:change-start text:change-id="ct843815760"/>.<text:change-end text:change-id="ct843815760"/><text:change-start text:change-id="ct843860368"/></text:h>
      <text:h text:style-name="P29" text:outline-level="3">Let </text:h>
      <text:h text:style-name="P36" text:outline-level="3"><text:change-end text:change-id="ct843860368"/><text:change-start text:change-id="ct843816032"/>A = rand(1,200000)<text:change-end text:change-id="ct843816032"/><text:change-start text:change-id="ct843863744"/>;</text:h>
      <text:h text:style-name="P36" text:outline-level="3">A1=fft(A) ; a complex hermitian array</text:h>
      <text:h text:style-name="P37" text:outline-level="3"><text:span text:style-name="T14">B = rand(1000,10</text:span><text:change-end text:change-id="ct843863744"/><text:change-start text:change-id="ct843864112"/><text:span text:style-name="T14">00);</text:span><text:change-end text:change-id="ct843864112"/><text:change-start text:change-id="ct843858992"/></text:h>
      <text:h text:style-name="P36" text:outline-level="3">B1=ftt(B); a complex hermitian 2D array<text:change-end text:change-id="ct843858992"/><text:change-start text:change-id="ct843864288"/></text:h>
      <text:h text:style-name="P37" text:outline-level="3"><text:bookmark-start text:name="__DdeLink__366_433760233"/><text:span text:style-name="T14">C=rand(10,17,19,15</text:span><text:change-end text:change-id="ct843864288"/><text:change-start text:change-id="ct664523648"/><text:span text:style-name="T14">,16);</text:span><text:bookmark-end text:name="__DdeLink__366_433760233"/><text:change-end text:change-id="ct664523648"/><text:change-start text:change-id="ct843603872"/></text:h>
      <text:h text:style-name="P36" text:outline-level="3"><text:change-end text:change-id="ct843603872"/></text:h>
      <table:table table:name="Tableau1" table:style-name="Tableau1">
        <table:table-column table:style-name="Tableau1.A" table:number-columns-repeated="3"/>
        <table:table-column table:style-name="Tableau1.D"/>
        <table:table-row>
          <table:table-cell table:style-name="Tableau1.A1" office:value-type="string">
            <text:p text:style-name="P23"><text:change-start text:change-id="ct843875200"/>Benchmark<text:change-end text:change-id="ct843875200"/></text:p>
          </table:table-cell>
          <table:table-cell table:style-name="Tableau1.A1" office:value-type="string">
            <text:p text:style-name="P23"><text:change-start text:change-id="ct843876016"/>Scilab-master </text:p>
            <text:p text:style-name="P23">(with fftw)<text:change-end text:change-id="ct843876016"/></text:p>
          </table:table-cell>
          <table:table-cell table:style-name="Tableau1.A1" office:value-type="string">
            <text:p text:style-name="P23"><text:change-start text:change-id="ct843876112"/>With</text:p>
            <text:p text:style-name="P23"><text:s/>SEP improvements<text:change-end text:change-id="ct843876112"/></text:p>
          </table:table-cell>
          <table:table-cell table:style-name="Tableau1.D1" office:value-type="string">
            <text:p text:style-name="P23"/>
          </table:table-cell>
        </table:table-row>
        <table:table-row>
          <table:table-cell table:style-name="Tableau1.A2" office:value-type="string">
            <text:p text:style-name="P24"><text:change-start text:change-id="ct843876464"/>A1=fft(A) ;<text:change-end text:change-id="ct843876464"/></text:p>
          </table:table-cell>
          <table:table-cell table:style-name="Tableau1.A2" office:value-type="string">
            <text:p text:style-name="P23"><text:change-start text:change-id="ct843876560"/>0.023<text:change-end text:change-id="ct843876560"/></text:p>
          </table:table-cell>
          <table:table-cell table:style-name="Tableau1.A2" office:value-type="string">
            <text:p text:style-name="P23"><text:change-start text:change-id="ct843876656"/>0.0<text:change-end text:change-id="ct843876656"/><text:change-start text:change-id="ct843875664"/>1<text:change-end text:change-id="ct843875664"/><text:change-start text:change-id="ct843817376"/>5<text:change-end text:change-id="ct843817376"/></text:p>
          </table:table-cell>
          <table:table-cell table:style-name="Tableau1.D2" office:value-type="string">
            <text:p text:style-name="P23"><text:change-start text:change-id="ct843876752"/>-35%<text:change-end text:change-id="ct843876752"/></text:p>
          </table:table-cell>
        </table:table-row>
        <table:table-row>
          <table:table-cell table:style-name="Tableau1.A2" office:value-type="string">
            <text:p text:style-name="P24"><text:change-start text:change-id="ct843877072"/>fft(A1,1) ;<text:change-end text:change-id="ct843877072"/></text:p>
          </table:table-cell>
          <table:table-cell table:style-name="Tableau1.A2" office:value-type="string">
            <text:p text:style-name="P23"><text:change-start text:change-id="ct843877168"/>0.0<text:change-end text:change-id="ct843877168"/><text:change-start text:change-id="ct843817584"/>25<text:change-end text:change-id="ct843817584"/></text:p>
          </table:table-cell>
          <table:table-cell table:style-name="Tableau1.A2" office:value-type="string">
            <text:p text:style-name="P23"><text:change-start text:change-id="ct843877264"/>0.0<text:change-end text:change-id="ct843877264"/><text:change-start text:change-id="ct843877360"/>1<text:change-end text:change-id="ct843877360"/><text:change-start text:change-id="ct843818032"/>5<text:change-end text:change-id="ct843818032"/></text:p>
          </table:table-cell>
          <table:table-cell table:style-name="Tableau1.D2" office:value-type="string">
            <text:p text:style-name="P23"><text:change-start text:change-id="ct843877456"/>-40%<text:change-end text:change-id="ct843877456"/></text:p>
          </table:table-cell>
        </table:table-row>
        <table:table-row>
          <table:table-cell table:style-name="Tableau1.A2" office:value-type="string">
            <text:p text:style-name="P24"><text:change-start text:change-id="ct843877776"/>fft(A1,1, 'symmetric') ;<text:change-end text:change-id="ct843877776"/></text:p>
          </table:table-cell>
          <table:table-cell table:style-name="Tableau1.A2" office:value-type="string">
            <text:p text:style-name="P23"><text:change-start text:change-id="ct843877872"/>N.A.<text:change-end text:change-id="ct843877872"/></text:p>
          </table:table-cell>
          <table:table-cell table:style-name="Tableau1.A2" office:value-type="string">
            <text:p text:style-name="P23"><text:change-start text:change-id="ct843877968"/>0.0<text:change-end text:change-id="ct843877968"/><text:change-start text:change-id="ct843818464"/>1<text:change-end text:change-id="ct843818464"/><text:change-start text:change-id="ct843878064"/>6<text:change-end text:change-id="ct843878064"/></text:p>
          </table:table-cell>
          <table:table-cell table:style-name="Tableau1.D2" office:value-type="string">
            <text:p text:style-name="P23"/>
          </table:table-cell>
        </table:table-row>
        <table:table-row>
          <table:table-cell table:style-name="Tableau1.A2" office:value-type="string">
            <text:p text:style-name="P24"><text:change-start text:change-id="ct843878336"/>fft(A1,1, 'nonsymmetric') ;<text:change-end text:change-id="ct843878336"/></text:p>
          </table:table-cell>
          <table:table-cell table:style-name="Tableau1.A2" office:value-type="string">
            <text:p text:style-name="P23"><text:change-start text:change-id="ct843875408"/>N.A.<text:change-end text:change-id="ct843875408"/></text:p>
          </table:table-cell>
          <table:table-cell table:style-name="Tableau1.A2" office:value-type="string">
            <text:p text:style-name="P23"><text:change-start text:change-id="ct843818240"/>0.0<text:change-end text:change-id="ct843818240"/><text:change-start text:change-id="ct843818944"/>2<text:change-end text:change-id="ct843818944"/><text:change-start text:change-id="ct843819072"/>9<text:change-end text:change-id="ct843819072"/></text:p>
          </table:table-cell>
          <table:table-cell table:style-name="Tableau1.D2" office:value-type="string">
            <text:p text:style-name="P23"/>
          </table:table-cell>
        </table:table-row>
        <table:table-row>
          <table:table-cell table:style-name="Tableau1.A2" office:value-type="string">
            <text:p text:style-name="P24"><text:change-start text:change-id="ct843878720"/>B1=fft(B)<text:change-end text:change-id="ct843878720"/></text:p>
          </table:table-cell>
          <table:table-cell table:style-name="Tableau1.A2" office:value-type="string">
            <text:p text:style-name="P23"><text:change-start text:change-id="ct843878816"/>0.206<text:change-end text:change-id="ct843878816"/></text:p>
          </table:table-cell>
          <table:table-cell table:style-name="Tableau1.A2" office:value-type="string">
            <text:p text:style-name="P23"><text:change-start text:change-id="ct843878912"/>0.1<text:change-end text:change-id="ct843878912"/><text:change-start text:change-id="ct843819456"/>1<text:change-end text:change-id="ct843819456"/><text:change-start text:change-id="ct843819248"/>9<text:change-end text:change-id="ct843819248"/></text:p>
          </table:table-cell>
          <table:table-cell table:style-name="Tableau1.D2" office:value-type="string">
            <text:p text:style-name="P23"><text:change-start text:change-id="ct843879008"/>-42%<text:change-end text:change-id="ct843879008"/></text:p>
          </table:table-cell>
        </table:table-row>
        <table:table-row>
          <table:table-cell table:style-name="Tableau1.A2" office:value-type="string">
            <text:p text:style-name="P24"><text:change-start text:change-id="ct843879248"/>fft(B1,1) ;<text:change-end text:change-id="ct843879248"/></text:p>
          </table:table-cell>
          <table:table-cell table:style-name="Tableau1.A2" office:value-type="string">
            <text:p text:style-name="P23"><text:change-start text:change-id="ct843879344"/>0.220<text:change-end text:change-id="ct843879344"/></text:p>
          </table:table-cell>
          <table:table-cell table:style-name="Tableau1.A2" office:value-type="string">
            <text:p text:style-name="P23"><text:change-start text:change-id="ct843879440"/>0.1<text:change-end text:change-id="ct843879440"/><text:change-start text:change-id="ct843879536"/>2<text:change-end text:change-id="ct843879536"/><text:change-start text:change-id="ct843820128"/>5<text:change-end text:change-id="ct843820128"/></text:p>
          </table:table-cell>
          <table:table-cell table:style-name="Tableau1.D2" office:value-type="string">
            <text:p text:style-name="P23"><text:change-start text:change-id="ct843879632"/>-43%<text:change-end text:change-id="ct843879632"/></text:p>
          </table:table-cell>
        </table:table-row>
        <table:table-row>
          <table:table-cell table:style-name="Tableau1.A2" office:value-type="string">
            <text:p text:style-name="P24"><text:change-start text:change-id="ct843879872"/>fft(B1,1, 'symmetric') ;<text:change-end text:change-id="ct843879872"/></text:p>
          </table:table-cell>
          <table:table-cell table:style-name="Tableau1.A2" office:value-type="string">
            <text:p text:style-name="P23"><text:change-start text:change-id="ct843879968"/>N.A<text:change-end text:change-id="ct843879968"/></text:p>
          </table:table-cell>
          <table:table-cell table:style-name="Tableau1.A2" office:value-type="string">
            <text:p text:style-name="P23"><text:change-start text:change-id="ct843820352"/>0.1<text:change-end text:change-id="ct843820352"/><text:change-start text:change-id="ct843880064"/>18<text:change-end text:change-id="ct843880064"/></text:p>
          </table:table-cell>
          <table:table-cell table:style-name="Tableau1.D2" office:value-type="string">
            <text:p text:style-name="P23"/>
          </table:table-cell>
        </table:table-row>
        <table:table-row>
          <table:table-cell table:style-name="Tableau1.A2" office:value-type="string">
            <text:p text:style-name="P24"><text:change-start text:change-id="ct843880384"/>fft(B1,1, 'nonsymmetric') ;<text:change-end text:change-id="ct843880384"/></text:p>
          </table:table-cell>
          <table:table-cell table:style-name="Tableau1.A2" office:value-type="string">
            <text:p text:style-name="P23"><text:change-start text:change-id="ct843880512"/>N.A<text:change-end text:change-id="ct843880512"/></text:p>
          </table:table-cell>
          <table:table-cell table:style-name="Tableau1.A2" office:value-type="string">
            <text:p text:style-name="P23"><text:change-start text:change-id="ct843880240"/>0.<text:change-end text:change-id="ct843880240"/><text:change-start text:change-id="ct843880608"/>21<text:change-end text:change-id="ct843880608"/><text:change-start text:change-id="ct843821120"/>3<text:change-end text:change-id="ct843821120"/></text:p>
          </table:table-cell>
          <table:table-cell table:style-name="Tableau1.D2" office:value-type="string">
            <text:p text:style-name="P23"/>
          </table:table-cell>
        </table:table-row>
        <table:table-row table:style-name="Tableau1.10">
          <table:table-cell table:style-name="Tableau1.A2" office:value-type="string">
            <text:p text:style-name="P24"><text:change-start text:change-id="ct843881024"/>C1=fft(C) ;<text:change-end text:change-id="ct843881024"/></text:p>
          </table:table-cell>
          <table:table-cell table:style-name="Tableau1.B10" office:value-type="string">
            <text:p text:style-name="P26"><text:change-start text:change-id="ct843881120"/>0.445<text:change-end text:change-id="ct843881120"/><text:change-start text:change-id="ct843880816"/> (*)<text:change-end text:change-id="ct843880816"/></text:p>
          </table:table-cell>
          <table:table-cell table:style-name="Tableau1.A2" office:value-type="string">
            <text:p text:style-name="P23"><text:change-start text:change-id="ct843881216"/>0.09<text:change-end text:change-id="ct843881216"/><text:change-start text:change-id="ct843821424"/>7<text:change-end text:change-id="ct843821424"/></text:p>
          </table:table-cell>
          <table:table-cell table:style-name="Tableau1.D2" office:value-type="string">
            <text:p text:style-name="P23"><text:change-start text:change-id="ct843881312"/>-78%<text:change-end text:change-id="ct843881312"/></text:p>
          </table:table-cell>
        </table:table-row>
        <table:table-row>
          <table:table-cell table:style-name="Tableau1.A2" office:value-type="string">
            <text:p text:style-name="P24"><text:change-start text:change-id="ct843881584"/>Fft(C1,1) ;<text:change-end text:change-id="ct843881584"/></text:p>
          </table:table-cell>
          <table:table-cell table:style-name="Tableau1.A2" office:value-type="string">
            <text:p text:style-name="P25"><text:change-start text:change-id="ct843881680"/>0.501<text:change-end text:change-id="ct843881680"/><text:change-start text:change-id="ct843882016"/> <text:span text:style-name="T18">(*)</text:span><text:change-end text:change-id="ct843882016"/></text:p>
          </table:table-cell>
          <table:table-cell table:style-name="Tableau1.A2" office:value-type="string">
            <text:p text:style-name="P23"><text:change-start text:change-id="ct843881840"/>0.<text:change-end text:change-id="ct843881840"/><text:change-start text:change-id="ct843821952"/>09<text:change-end text:change-id="ct843821952"/><text:change-start text:change-id="ct843822080"/>6<text:change-end text:change-id="ct843822080"/></text:p>
          </table:table-cell>
          <table:table-cell table:style-name="Tableau1.D2" office:value-type="string">
            <text:p text:style-name="P23"><text:change-start text:change-id="ct843822288"/>-81%<text:change-end text:change-id="ct843822288"/></text:p>
          </table:table-cell>
        </table:table-row>
        <table:table-row>
          <table:table-cell table:style-name="Tableau1.A2" office:value-type="string">
            <text:p text:style-name="P24"><text:change-start text:change-id="ct843882240"/>fft(C1,1, 'symmetric') ;<text:change-end text:change-id="ct843882240"/></text:p>
          </table:table-cell>
          <table:table-cell table:style-name="Tableau1.A2" office:value-type="string">
            <text:p text:style-name="P23"><text:change-start text:change-id="ct664766176"/>N.A<text:change-end text:change-id="ct664766176"/></text:p>
          </table:table-cell>
          <table:table-cell table:style-name="Tableau1.A2" office:value-type="string">
            <text:p text:style-name="P23"><text:change-start text:change-id="ct664514128"/>0.<text:change-end text:change-id="ct664514128"/><text:change-start text:change-id="ct664514224"/>0<text:change-end text:change-id="ct664514224"/><text:change-start text:change-id="ct664514320"/>81<text:change-end text:change-id="ct664514320"/></text:p>
          </table:table-cell>
          <table:table-cell table:style-name="Tableau1.D2" office:value-type="string">
            <text:p text:style-name="P23"/>
          </table:table-cell>
        </table:table-row>
        <table:table-row>
          <table:table-cell table:style-name="Tableau1.A2" office:value-type="string">
            <text:p text:style-name="P24"><text:change-start text:change-id="ct664515536"/>fft(C1,1, 'nonsymmetric') ;<text:change-end text:change-id="ct664515536"/></text:p>
          </table:table-cell>
          <table:table-cell table:style-name="Tableau1.A2" office:value-type="string">
            <text:p text:style-name="P23"><text:change-start text:change-id="ct664515712"/>N.<text:change-end text:change-id="ct664515712"/><text:change-start text:change-id="ct664515840"/>A<text:change-end text:change-id="ct664515840"/></text:p>
          </table:table-cell>
          <table:table-cell table:style-name="Tableau1.A2" office:value-type="string">
            <text:p text:style-name="P23"><text:change-start text:change-id="ct664516016"/>0.<text:change-end text:change-id="ct664516016"/><text:change-start text:change-id="ct664516144"/>107<text:change-end text:change-id="ct664516144"/></text:p>
          </table:table-cell>
          <table:table-cell table:style-name="Tableau1.D2" office:value-type="string">
            <text:p text:style-name="P23"/>
          </table:table-cell>
        </table:table-row>
      </table:table>
      <text:h text:style-name="P36" text:outline-level="3"><text:change-start text:change-id="ct664456784"/></text:h>
      <text:h text:style-name="P36" text:outline-level="3"/>
      <text:h text:style-name="P38" text:outline-level="3">Comparison of 1D hermitian <text:s/>array fft of increasing orders</text:h>
      <text:h text:style-name="P36" text:outline-level="3"><text:change-end text:change-id="ct664456784"/><text:change-start text:change-id="ct664517616"/>N=10^[3 4 5 6 7];</text:h>
      <text:h text:style-name="P36" text:outline-level="3"><text:change-end text:change-id="ct664517616"/><text:change-start text:change-id="ct664517744"/>T=[];for n=N,A=fft(rand(1,n));timer;for k=1:10,fft(A,1);end,t=timer();T=[T,t/10];end<text:change-end text:change-id="ct664517744"/><text:change-start text:change-id="ct695783312"/></text:h>
      <text:h text:style-name="P36" text:outline-level="3"><draw:frame draw:style-name="fr1" draw:name="images1" text:anchor-type="paragraph" svg:y="0.1043in" svg:width="5.1181in" svg:height="3.5429in" draw:z-index="0"><draw:image xlink:href="Pictures/2000014A0000549D000034C701452A0F.svm" xlink:type="simple" xlink:show="embed" xlink:actuate="onLoad"/></draw:frame><text:change-end text:change-id="ct695783312"/><text:change-start text:change-id="ct664496400"/><text:soft-page-break/></text:h>
      <text:h text:style-name="P38" text:outline-level="3"><text:change-end text:change-id="ct664496400"/><text:change-start text:change-id="ct664517840"/>Comparison of 2D hermitian <text:s/>array fft of increasing orders</text:h>
      <text:h text:style-name="P37" text:outline-level="3"><text:change-end text:change-id="ct664517840"/><text:change-start text:change-id="ct664514704"/>N=[20 40 100 300 600 1000 2000 3000];</text:h>
      <text:h text:style-name="P37" text:outline-level="3">T=[];for n=N,A=fft(rand(n,n));timer;for k=1:10,fft(A,1);end,t=timer();T=[T,t/10];end<text:change-end text:change-id="ct664514704"/><text:change-start text:change-id="ct695784672"/></text:h>
      <text:h text:style-name="P29" text:outline-level="3"><draw:frame draw:style-name="fr1" draw:name="images2" text:anchor-type="paragraph" svg:y="0.2189in" svg:width="5.1181in" svg:height="3.5429in" draw:z-index="1"><draw:image xlink:href="Pictures/200001A80000549D000034C7A1BBF5A6.svm" xlink:type="simple" xlink:show="embed" xlink:actuate="onLoad"/></draw:frame><text:change-end text:change-id="ct695784672"/><text:change-start text:change-id="ct856694784"/></text:h>
      <text:h text:style-name="P3" text:outline-level="3"><text:s/><text:change-end text:change-id="ct856694784"/><text:change text:change-id="ct843824288"/><text:change-start text:change-id="ct843824384"/>Changelog<text:change-end text:change-id="ct843824384"/><text:change-start text:change-id="ct856698720"/></text:h>
      <text:p text:style-name="P13"><text:tab/><text:span text:style-name="T13">1.0 – Initial Version </text:span><text:change-end text:change-id="ct856698720"/><text:change text:change-id="ct856698240"/><text:change-start text:change-id="ct856695456"/></text:p>
      <text:h text:style-name="P3" text:outline-level="3">Copyright</text:h>
      <text:p text:style-name="P10"><text:tab/>This document has been placed under the license CeCILL-B.</text:p>
      <text:h text:style-name="P3" text:outline-level="3"><text:change-end text:change-id="ct856695456"/><text:change-start text:change-id="ct843824512"/>References<text:change-end text:change-id="ct843824512"/><text:change-start text:change-id="ct856699184"/></text:h>
      <text:p text:style-name="P12">FFTW3 Manual ( <text:a xlink:type="simple" xlink:href="http://www.fftw.org/fftw3.pdf">http://www.fftw.org/fftw3.pdf</text:a> )<text:change-end text:change-id="ct856699184"/><text:change-start text:change-id="ct856699456"/></text:p>
      <text:p text:style-name="Standard"><text:soft-page-break/><text:span text:style-name="T21">The design and implementation </text:span><text:change-end text:change-id="ct856699456"/><text:change-start text:change-id="ct856701840"/><text:span text:style-name="T21">of FFTW3, Matteo Frigo, Steven G. Johnson ( </text:span><text:a xlink:type="simple" xlink:href="http://www.fftw.org/fftw-paper-ieee.pdf"><text:span text:style-name="Citation">www.fftw.org/fftw-</text:span></text:a><text:a xlink:type="simple" xlink:href="http://www.fftw.org/fftw-paper-ieee.pdf"><text:span text:style-name="Citation">paper-ieee.pdf</text:span></text:a><text:span text:style-name="Citation"> )</text:span><text:change-end text:change-id="ct856701840"/><text:change-start text:change-id="ct856702224"/><text:span text:style-name="Citation"> </text:span><text:change-end text:change-id="ct856702224"/><text:change-start text:change-id="ct898645632"/></text:p>
      <text:p text:style-name="Standard"><text:span text:style-name="Citation"/></text:p>
      <text:p text:style-name="Standard"><text:change-end text:change-id="ct898645632"/><text:span text:style-name="Ci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DejaVu Sans Mono" svg:font-family="'DejaVu Sans Mono'"/>
    <style:font-face style:name="Nimbus Roman No9 L" svg:font-family="'Nimbus Roman No9 L'"/>
    <style:font-face style:name="Nimbus Sans L" svg:font-family="'Nimbus Sans L'"/>
    <style:font-face style:name="StarSymbol" svg:font-family="StarSymbol"/>
    <style:font-face style:name="TYGLZL+CMR10" svg:font-family="TYGLZL+CMR10"/>
    <style:font-face style:name="Nimbus Roman No9 L1" svg:font-family="'Nimbus Roman No9 L'" style:font-family-generic="roman" style:font-pitch="variable"/>
    <style:font-face style:name="Arial" svg:font-family="Arial"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0.4925in" style:writing-mode="page"/>
      <style:text-properties fo:color="#000000" style:font-name="Nimbus Roman No9 L" fo:font-size="12pt" fo:language="en" fo:country="US" style:letter-kerning="true" style:font-name-asian="Arial" style:font-size-asian="12pt" style:language-asian="en" style:country-asian="US" style:font-name-complex="Arial"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style:writing-mode="page"/>
      <style:text-properties style:font-name="Nimbus Roman No9 L" fo:font-size="12pt" fo:language="fr" fo:country="FR" style:letter-kerning="true"/>
    </style:style>
    <style:style style:name="Index" style:family="paragraph" style:class="index">
      <style:paragraph-properties style:writing-mode="page"/>
      <style:text-properties style:font-name="Nimbus Roman No9 L" fo:font-size="12pt" fo:language="fr" fo:country="FR" style:letter-kerning="true"/>
    </style:style>
    <style:style style:name="Caption" style:family="paragraph" style:class="extra">
      <style:paragraph-properties fo:margin-top="0.0835in" fo:margin-bottom="0.0835in" style:writing-mode="page"/>
      <style:text-properties style:font-name="Nimbus Roman No9 L" fo:font-size="12pt" fo:language="fr" fo:country="FR" fo:font-style="italic" style:letter-kerning="true"/>
    </style:style>
    <style:style style:name="List_20_Contents" style:display-name="List Contents" style:family="paragraph" style:class="html">
      <style:paragraph-properties fo:margin="100%" fo:margin-left="0.3937in" fo:margin-right="0in" fo:margin-top="0in" fo:margin-bottom="0in" fo:text-indent="0in" style:auto-text-indent="false" style:writing-mode="page"/>
      <style:text-properties style:font-name="Nimbus Roman No9 L" fo:font-size="12pt" fo:language="fr" fo:country="FR" style:letter-kerning="true"/>
    </style:style>
    <style:style style:name="Heading" style:family="paragraph" style:next-style-name="Text_20_body" style:class="text">
      <style:paragraph-properties fo:margin-top="0.1665in" fo:margin-bottom="0.0835in" style:writing-mode="page"/>
      <style:text-properties style:font-name="Nimbus Sans L" fo:font-size="14pt" fo:language="fr" fo:country="FR" style:letter-kerning="true"/>
    </style:style>
    <style:style style:name="Text_20_body" style:display-name="Text body" style:family="paragraph" style:class="text">
      <style:paragraph-properties fo:margin-top="0in" fo:margin-bottom="0.0835in" style:writing-mode="page"/>
      <style:text-properties style:font-name="Nimbus Roman No9 L" fo:font-size="12pt" fo:language="fr" fo:country="FR" style:letter-kerning="true"/>
    </style:style>
    <style:style style:name="Heading_20_1" style:display-name="Heading 1" style:family="paragraph" style:next-style-name="Text_20_body" style:class="text">
      <style:paragraph-properties fo:margin-top="0.1665in" fo:margin-bottom="0.0835in" style:writing-mode="page"/>
      <style:text-properties style:font-name="Nimbus Sans L" fo:font-size="16.1000003814697pt" fo:language="fr" fo:country="FR" fo:font-weight="bold" style:letter-kerning="true"/>
    </style:style>
    <style:style style:name="Heading_20_3" style:display-name="Heading 3" style:family="paragraph" style:next-style-name="Text_20_body" style:class="text">
      <style:paragraph-properties fo:margin-top="0.1665in" fo:margin-bottom="0.0835in" style:writing-mode="page"/>
      <style:text-properties style:font-name="Nimbus Sans L" fo:font-size="14pt" fo:language="fr" fo:country="FR" fo:font-weight="bold" style:letter-kerning="true"/>
    </style:style>
    <style:style style:name="List" style:family="paragraph" style:class="list">
      <style:paragraph-properties fo:margin-top="0in" fo:margin-bottom="0.0835in" style:writing-mode="page"/>
      <style:text-properties style:font-name="Nimbus Roman No9 L" fo:font-size="12pt" fo:language="fr" fo:country="FR" style:letter-kerning="tru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StarSymbol" fo:font-size="9pt"/>
    </style:style>
    <style:style style:name="Teletype" style:family="text">
      <style:text-properties style:font-name="DejaVu Sans Mono"/>
    </style:style>
    <style:style style:name="Internet_20_link" style:display-name="Internet link" style:family="text">
      <style:text-properties fo:color="#000080" style:text-underline-style="solid" style:text-underline-width="auto" style:text-underline-color="font-color"/>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suffix=")" style:num-format="a">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7874in" fo:margin-bottom="0.7874in" fo:margin-left="0.7874in" fo:margin-right="0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Standar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dc:title/>
    <meta:initial-creator>Pierre MARECHAL</meta:initial-creator>
    <meta:editing-cycles>34</meta:editing-cycles>
    <dc:date>2013-09-03T10:45:44</dc:date>
    <meta:creation-date>2008-07-09T13:39:08</meta:creation-date>
    <meta:editing-duration>P3DT11H14M47S</meta:editing-duration>
    <dc:creator>Eric Gallager</dc:creator>
    <meta:document-statistic meta:table-count="1" meta:image-count="2" meta:object-count="0" meta:page-count="5" meta:paragraph-count="157" meta:word-count="1014" meta:character-count="6489"/>
  </office:meta>
</office:document-meta>
</file>